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100"/>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application/vnd.sun.star.oleobject" manifest:full-path="Obj100"/>
  <manifest:file-entry manifest:media-type="" manifest:full-path="Pictures/20000B380000023300000127F39E293A.pct"/>
  <manifest:file-entry manifest:media-type="" manifest:full-path="Pictures/20000EEC000002560000013C513FA637.pct"/>
  <manifest:file-entry manifest:media-type="" manifest:full-path="Pictures/20000E310000027800000180250AD5B5.pct"/>
  <manifest:file-entry manifest:media-type="" manifest:full-path="Pictures/2000036A00003C960000256403341F85.wmf"/>
  <manifest:file-entry manifest:media-type="" manifest:full-path="Pictures/20001027000002560000013C8E28D8C0.pct"/>
  <manifest:file-entry manifest:media-type="image/png" manifest:full-path="Pictures/10000201000008800000047408DBD1B4.png"/>
  <manifest:file-entry manifest:media-type="" manifest:full-path="Pictures/20000FB8000002570000018657C1DDE2.pct"/>
  <manifest:file-entry manifest:media-type="" manifest:full-path="Pictures/20001BF900000260000001A85CFDE878.pct"/>
  <manifest:file-entry manifest:media-type="" manifest:full-path="Pictures/2000035400003D450000286B45B8A613.wmf"/>
  <manifest:file-entry manifest:media-type="" manifest:full-path="Pictures/20000005000001960000007602EE14E7.pct"/>
  <manifest:file-entry manifest:media-type="" manifest:full-path="Pictures/20001C61000002660000019300966F94.pct"/>
  <manifest:file-entry manifest:media-type="" manifest:full-path="Pictures/20001016000002560000013C0E5E248A.pct"/>
  <manifest:file-entry manifest:media-type="" manifest:full-path="Pictures/20000ECA0000027000000178B82DC52D.pct"/>
  <manifest:file-entry manifest:media-type="" manifest:full-path="Pictures/20001C6A00000257000001900B9C4F34.pct"/>
  <manifest:file-entry manifest:media-type="" manifest:full-path="Pictures/20000F770000026A0000013ABCCDEF79.pct"/>
  <manifest:file-entry manifest:media-type="" manifest:full-path="Pictures/2000033C00003ECA00002960276DA13C.wmf"/>
  <manifest:file-entry manifest:media-type="" manifest:full-path="Pictures/20000F2C000002560000013CB132CAB2.pct"/>
  <manifest:file-entry manifest:media-type="" manifest:full-path="Pictures/20000EBC000002560000013C4A085EB6.pct"/>
  <manifest:file-entry manifest:media-type="" manifest:full-path="Pictures/20000FC9000002730000019646964CB0.pct"/>
  <manifest:file-entry manifest:media-type="" manifest:full-path="Pictures/20000F220000025700000168311EAD38.pct"/>
  <manifest:file-entry manifest:media-type="" manifest:full-path="Pictures/200005FA000002510000016B713F0925.pct"/>
  <manifest:file-entry manifest:media-type="" manifest:full-path="Pictures/20000F1C000002560000013C019CC22A.pct"/>
  <manifest:file-entry manifest:media-type="" manifest:full-path="Pictures/20001CB500000261000001899D9B7DA4.pct"/>
  <manifest:file-entry manifest:media-type="" manifest:full-path="Pictures/20000EC8000002560000013CFC3A75F9.pct"/>
  <manifest:file-entry manifest:media-type="" manifest:full-path="Pictures/200005DE0000024A00000158098F51AB.pct"/>
  <manifest:file-entry manifest:media-type="" manifest:full-path="Pictures/20000F0C000002560000013C17A4BB52.pct"/>
  <manifest:file-entry manifest:media-type="" manifest:full-path="Pictures/2000BD42000002570000020FDF68C6B4.pct"/>
  <manifest:file-entry manifest:media-type="" manifest:full-path="Pictures/20001CF90000025E00000180476E4490.pct"/>
  <manifest:file-entry manifest:media-type="" manifest:full-path="Pictures/2000033A0000400800002354EC18344D.wmf"/>
  <manifest:file-entry manifest:media-type="" manifest:full-path="Pictures/200005D4000002370000015FE79A6B8C.pct"/>
  <manifest:file-entry manifest:media-type="" manifest:full-path="Pictures/20000F370000026200000178476DDB8E.p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imes New Roman1" svg:font-family="'Times New Roman'"/>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0" fo:widows="0" fo:text-indent="0in" style:auto-text-indent="false" style:vertical-align="auto">
        <style:tab-stops>
          <style:tab-stop style:position="3.25in" style:type="center"/>
          <style:tab-stop style:position="6.4862in" style:type="right"/>
        </style:tab-stops>
      </style:paragraph-properties>
    </style:style>
    <style:style style:name="P2" style:family="paragraph" style:parent-style-name="Standard">
      <style:paragraph-properties fo:margin-left="0in" fo:margin-right="0in" fo:text-align="start" style:justify-single-word="false" fo:orphans="0" fo:widows="0" fo:text-indent="0in" style:auto-text-indent="false" style:vertical-align="auto"/>
    </style:style>
    <style:style style:name="P3" style:family="paragraph" style:parent-style-name="Standard">
      <style:paragraph-properties fo:margin-left="0in" fo:margin-right="0in" fo:text-align="start" style:justify-single-word="false" fo:orphans="0" fo:widows="0" fo:text-indent="0in" style:auto-text-indent="false" style:vertical-align="auto">
        <style:tab-stops>
          <style:tab-stop style:position="4.4445in"/>
        </style:tab-stops>
      </style:paragraph-properties>
    </style:style>
    <style:style style:name="P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1.222in"/>
        </style:tab-stops>
      </style:paragraph-properties>
    </style:style>
    <style:style style:name="P5" style:family="paragraph" style:parent-style-name="Standard">
      <style:paragraph-properties fo:margin-left="0in" fo:margin-right="0in" fo:text-align="start" style:justify-single-word="false" fo:orphans="2" fo:widows="2" fo:text-indent="0in" style:auto-text-indent="false" style:vertical-align="auto"/>
    </style:style>
    <style:style style:name="P6" style:family="paragraph" style:parent-style-name="Text_20_body">
      <style:paragraph-properties fo:margin-left="0in" fo:margin-right="0in" fo:text-align="start" style:justify-single-word="false" fo:orphans="0" fo:widows="0" fo:text-indent="0in" style:auto-text-indent="false" style:vertical-align="auto"/>
    </style:style>
    <style:style style:name="P7" style:family="paragraph" style:parent-style-name="Standard">
      <style:paragraph-properties fo:margin-left="0in" fo:margin-right="0in" fo:text-align="start" style:justify-single-word="false" fo:orphans="0" fo:widows="0" fo:text-indent="0in" style:auto-text-indent="false" style:vertical-align="auto" style:writing-mode="lr-tb"/>
    </style:style>
    <style:style style:name="P8" style:family="paragraph" style:parent-style-name="Text_20_body">
      <style:text-properties style:font-name="Times New Roman1"/>
    </style:style>
    <style:style style:name="P9" style:family="paragraph" style:parent-style-name="Text_20_body">
      <style:paragraph-properties fo:text-align="center" style:justify-single-word="false"/>
    </style:style>
    <style:style style:name="P10" style:family="paragraph" style:parent-style-name="Standard">
      <style:paragraph-properties fo:margin-left="1.0138in" fo:margin-right="0in" fo:text-align="start" style:justify-single-word="false" fo:orphans="0" fo:widows="0" fo:text-indent="0in" style:auto-text-indent="false" style:vertical-align="auto"/>
    </style:style>
    <style:style style:name="P11" style:family="paragraph" style:parent-style-name="Standard">
      <style:paragraph-properties fo:margin-left="0.528in" fo:margin-right="0in" fo:text-align="start" style:justify-single-word="false" fo:orphans="0" fo:widows="0" fo:text-indent="0in" style:auto-text-indent="false" style:vertical-align="auto"/>
    </style:style>
    <style:style style:name="P12" style:family="paragraph" style:parent-style-name="Standard">
      <style:paragraph-properties fo:margin-left="0.528in" fo:margin-right="0in" fo:text-align="start" style:justify-single-word="false" fo:orphans="0" fo:widows="0" fo:text-indent="0in" style:auto-text-indent="false" style:vertical-align="auto">
        <style:tab-stops>
          <style:tab-stop style:position="1.6445in"/>
        </style:tab-stops>
      </style:paragraph-properties>
    </style:style>
    <style:style style:name="P13" style:family="paragraph" style:parent-style-name="Standard">
      <style:paragraph-properties fo:margin-left="2.5in" fo:margin-right="0in" fo:text-align="start" style:justify-single-word="false" fo:orphans="2" fo:widows="2" fo:text-indent="-2in" style:auto-text-indent="false" style:vertical-align="auto"/>
    </style:style>
    <style:style style:name="P14" style:family="paragraph" style:parent-style-name="Standard">
      <style:paragraph-properties fo:margin-left="0.528in" fo:margin-right="0in" fo:text-align="start" style:justify-single-word="false" fo:orphans="0" fo:widows="0" fo:text-indent="-0.528in" style:auto-text-indent="false" style:vertical-align="auto"/>
    </style:style>
    <style:style style:name="P15" style:family="paragraph" style:parent-style-name="Standard">
      <style:paragraph-properties fo:margin-left="2.5in" fo:margin-right="0in" fo:text-align="start" style:justify-single-word="false" fo:orphans="0" fo:widows="0" fo:text-indent="-2.5in" style:auto-text-indent="false" style:vertical-align="auto"/>
    </style:style>
    <style:style style:name="P16" style:family="paragraph" style:parent-style-name="Standard">
      <style:paragraph-properties fo:margin-left="0.5835in" fo:margin-right="0in" fo:text-align="start" style:justify-single-word="false" fo:orphans="0" fo:widows="0" fo:text-indent="-0.5835in" style:auto-text-indent="false" style:vertical-align="auto"/>
    </style:style>
    <style:style style:name="P17" style:family="paragraph" style:parent-style-name="Text_20_body">
      <style:text-properties fo:font-size="12pt" fo:font-weight="bold"/>
    </style:style>
    <style:style style:name="P18" style:family="paragraph" style:parent-style-name="Text_20_body">
      <style:text-properties style:font-name="Times New Roman1"/>
    </style:style>
    <style:style style:name="P19" style:family="paragraph" style:parent-style-name="Standard">
      <style:paragraph-properties fo:margin-left="0in" fo:margin-right="0in" fo:text-align="start" style:justify-single-word="false" fo:orphans="0" fo:widows="0" fo:text-indent="0in" style:auto-text-indent="false" style:vertical-align="auto"/>
      <style:text-properties fo:font-size="12pt" fo:language="en" fo:country="US" style:text-underline-style="solid" style:text-underline-width="auto" style:text-underline-color="font-color" fo:font-weight="bold" style:font-size-asian="12pt" style:language-asian="en" style:country-asian="US" style:font-weight-asian="bold" style:font-size-complex="10pt" style:language-complex="en" style:country-complex="US" style:font-weight-complex="bold"/>
    </style:style>
    <style:style style:name="P20" style:family="paragraph" style:parent-style-name="Standard">
      <style:paragraph-properties fo:margin-left="0in" fo:margin-right="0in" fo:text-align="start" style:justify-single-word="false" fo:orphans="0" fo:widows="0" fo:text-indent="0in" style:auto-text-indent="false" style:vertical-align="auto"/>
      <style:text-properties fo:font-size="12pt" fo:language="en" fo:country="US" fo:font-weight="bold" style:font-size-asian="12pt" style:language-asian="en" style:country-asian="US" style:font-weight-asian="bold" style:font-size-complex="10pt" style:language-complex="en" style:country-complex="US" style:font-weight-complex="bold"/>
    </style:style>
    <style:style style:name="P21" style:family="paragraph" style:parent-style-name="Standard">
      <style:paragraph-properties fo:margin-left="0in" fo:margin-right="0in" fo:text-align="start" style:justify-single-word="false" fo:orphans="0" fo:widows="0" fo:text-indent="0in" style:auto-text-indent="false" style:vertical-align="auto"/>
      <style:text-properties fo:font-size="12pt" fo:language="en" fo:country="US" style:font-size-asian="12pt" style:language-asian="en" style:country-asian="US" style:font-size-complex="10pt" style:language-complex="en" style:country-complex="US"/>
    </style:style>
    <style:style style:name="P22" style:family="paragraph" style:parent-style-name="Standard">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font-size-complex="10pt" style:language-complex="en" style:country-complex="US"/>
    </style:style>
    <style:style style:name="P23" style:family="paragraph" style:parent-style-name="Standard">
      <style:paragraph-properties fo:margin-left="0in" fo:margin-right="0in" fo:text-align="start" style:justify-single-word="false" fo:orphans="0" fo:widows="0" fo:text-indent="0in" style:auto-text-indent="false" style:vertical-align="auto">
        <style:tab-stops>
          <style:tab-stop style:position="4.4445in"/>
        </style:tab-stops>
      </style:paragraph-properties>
      <style:text-properties fo:font-size="10pt" fo:language="en" fo:country="US" style:font-size-asian="10pt" style:language-asian="en" style:country-asian="US" style:font-size-complex="10pt" style:language-complex="en" style:country-complex="US"/>
    </style:style>
    <style:style style:name="P2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4.4264in"/>
        </style:tab-stops>
      </style:paragraph-properties>
      <style:text-properties fo:font-size="10pt" fo:language="en" fo:country="US" style:font-size-asian="10pt" style:language-asian="en" style:country-asian="US" style:font-size-complex="10pt" style:language-complex="en" style:country-complex="US"/>
    </style:style>
    <style:style style:name="P2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1.222in"/>
        </style:tab-stops>
      </style:paragraph-properties>
      <style:text-properties fo:font-size="10pt" fo:language="en" fo:country="US" style:font-size-asian="10pt" style:language-asian="en" style:country-asian="US" style:font-size-complex="10pt" style:language-complex="en" style:country-complex="US"/>
    </style:style>
    <style:style style:name="P26" style:family="paragraph" style:parent-style-name="Standard">
      <style:paragraph-properties fo:margin-left="0in" fo:margin-right="0in" fo:text-align="start" style:justify-single-word="false" fo:orphans="0" fo:widows="0" fo:text-indent="0in" style:auto-text-indent="false" style:vertical-align="auto"/>
      <style:text-properties fo:font-size="10pt" fo:language="en" fo:country="US" fo:font-weight="bold" style:font-size-asian="10pt" style:language-asian="en" style:country-asian="US" style:font-weight-asian="bold" style:font-size-complex="10pt" style:language-complex="en" style:country-complex="US" style:font-weight-complex="bold"/>
    </style:style>
    <style:style style:name="P27" style:family="paragraph" style:parent-style-name="Standard">
      <style:paragraph-properties fo:margin-left="0in" fo:margin-right="0in" fo:text-align="start" style:justify-single-word="false" fo:orphans="0" fo:widows="0" fo:text-indent="0in" style:auto-text-indent="false" style:vertical-align="auto"/>
      <style:text-properties fo:font-size="10pt" fo:language="en" fo:country="US" fo:font-style="italic" fo:font-weight="bold" style:font-size-asian="10pt" style:language-asian="en" style:country-asian="US" style:font-style-asian="italic" style:font-weight-asian="bold" style:font-size-complex="10pt" style:language-complex="en" style:country-complex="US" style:font-style-complex="italic" style:font-weight-complex="bold"/>
    </style:style>
    <style:style style:name="P28" style:family="paragraph" style:parent-style-name="Standard">
      <style:paragraph-properties fo:margin-left="0in" fo:margin-right="0in" fo:text-align="start" style:justify-single-word="false" fo:orphans="0" fo:widows="0" fo:text-indent="0in" style:auto-text-indent="false" style:vertical-align="auto"/>
      <style:text-properties fo:font-size="8pt" fo:language="en" fo:country="US" style:font-size-asian="8pt" style:language-asian="en" style:country-asian="US" style:font-size-complex="10pt" style:language-complex="en" style:country-complex="US"/>
    </style:style>
    <style:style style:name="P29"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ext-properties fo:color="#0000ff" fo:font-size="16pt" fo:language="en" fo:country="US" style:font-size-asian="16pt" style:language-asian="en" style:country-asian="US" style:font-size-complex="10pt" style:language-complex="en" style:country-complex="US"/>
    </style:style>
    <style:style style:name="P30" style:family="paragraph" style:parent-style-name="Standard">
      <style:paragraph-properties fo:margin-left="0in" fo:margin-right="0in" fo:text-align="start" style:justify-single-word="false" fo:orphans="0" fo:widows="0" fo:text-indent="0in" style:auto-text-indent="false" fo:break-before="page" style:vertical-align="auto"/>
      <style:text-properties fo:font-size="12pt" fo:language="en" fo:country="US" style:text-underline-style="solid" style:text-underline-width="auto" style:text-underline-color="font-color" fo:font-weight="bold" style:font-size-asian="12pt" style:language-asian="en" style:country-asian="US" style:font-weight-asian="bold" style:font-size-complex="10pt" style:language-complex="en" style:country-complex="US" style:font-weight-complex="bold"/>
    </style:style>
    <style:style style:name="P31" style:family="paragraph" style:parent-style-name="Standard">
      <style:paragraph-properties fo:margin-left="1.0138in" fo:margin-right="0in" fo:text-align="start" style:justify-single-word="false" fo:orphans="0" fo:widows="0" fo:text-indent="0in" style:auto-text-indent="false" style:vertical-align="auto"/>
      <style:text-properties fo:font-size="12pt" fo:language="en" fo:country="US" fo:font-weight="bold" style:font-size-asian="12pt" style:language-asian="en" style:country-asian="US" style:font-weight-asian="bold" style:font-size-complex="10pt" style:language-complex="en" style:country-complex="US" style:font-weight-complex="bold"/>
    </style:style>
    <style:style style:name="P32" style:family="paragraph" style:parent-style-name="Standard">
      <style:paragraph-properties fo:margin-left="1.0138in" fo:margin-right="0in" fo:text-align="start" style:justify-single-word="false" fo:orphans="0" fo:widows="0" fo:text-indent="0in" style:auto-text-indent="false" style:vertical-align="auto"/>
      <style:text-properties fo:font-size="12pt" fo:language="en" fo:country="US" style:font-size-asian="12pt" style:language-asian="en" style:country-asian="US" style:font-size-complex="10pt" style:language-complex="en" style:country-complex="US"/>
    </style:style>
    <style:style style:name="P33" style:family="paragraph" style:parent-style-name="Standard">
      <style:paragraph-properties fo:margin-left="0.528in" fo:margin-right="0in" fo:text-align="start" style:justify-single-word="false" fo:orphans="0" fo:widows="0" fo:text-indent="0in" style:auto-text-indent="false" style:vertical-align="auto"/>
      <style:text-properties fo:font-size="10pt" fo:language="en" fo:country="US" fo:font-weight="bold" style:font-size-asian="10pt" style:language-asian="en" style:country-asian="US" style:font-weight-asian="bold" style:font-size-complex="10pt" style:language-complex="en" style:country-complex="US" style:font-weight-complex="bold"/>
    </style:style>
    <style:style style:name="P34" style:family="paragraph" style:parent-style-name="Standard">
      <style:paragraph-properties fo:margin-left="0.528in" fo:margin-right="0in" fo:text-align="start" style:justify-single-word="false" fo:orphans="0" fo:widows="0" fo:text-indent="0in" style:auto-text-indent="false" style:vertical-align="auto">
        <style:tab-stops>
          <style:tab-stop style:position="1.6445in"/>
        </style:tab-stops>
      </style:paragraph-properties>
      <style:text-properties fo:font-size="10pt" fo:language="en" fo:country="US" style:font-size-asian="10pt" style:language-asian="en" style:country-asian="US" style:font-size-complex="10pt" style:language-complex="en" style:country-complex="US"/>
    </style:style>
    <style:style style:name="P35" style:family="paragraph" style:parent-style-name="Standard">
      <style:paragraph-properties fo:margin-left="0.528in" fo:margin-right="0in" fo:text-align="start" style:justify-single-word="false" fo:orphans="0" fo:widows="0" fo:text-indent="0in" style:auto-text-indent="false" style:vertical-align="auto"/>
      <style:text-properties fo:font-size="12pt" fo:language="en" fo:country="US" fo:font-weight="bold" style:font-size-asian="12pt" style:language-asian="en" style:country-asian="US" style:font-weight-asian="bold" style:font-size-complex="10pt" style:language-complex="en" style:country-complex="US" style:font-weight-complex="bold"/>
    </style:style>
    <style:style style:name="P36" style:family="paragraph" style:parent-style-name="Standard">
      <style:paragraph-properties fo:margin-left="2.5in" fo:margin-right="0in" fo:text-align="start" style:justify-single-word="false" fo:orphans="0" fo:widows="0" fo:text-indent="-2in" style:auto-text-indent="false" style:vertical-align="auto"/>
      <style:text-properties fo:font-size="10pt" fo:language="en" fo:country="US" fo:font-weight="bold" style:font-size-asian="10pt" style:language-asian="en" style:country-asian="US" style:font-weight-asian="bold" style:font-size-complex="10pt" style:language-complex="en" style:country-complex="US" style:font-weight-complex="bold"/>
    </style:style>
    <style:style style:name="P37" style:family="paragraph" style:parent-style-name="Standard">
      <style:paragraph-properties fo:margin-left="2.5in" fo:margin-right="0in" fo:text-align="start" style:justify-single-word="false" fo:orphans="0" fo:widows="0" fo:text-indent="-1.9862in" style:auto-text-indent="false" style:vertical-align="auto">
        <style:tab-stops>
          <style:tab-stop style:position="0.528in"/>
          <style:tab-stop style:position="1.028in"/>
        </style:tab-stops>
      </style:paragraph-properties>
      <style:text-properties fo:font-size="10pt" fo:language="en" fo:country="US" fo:font-weight="bold" style:font-size-asian="10pt" style:language-asian="en" style:country-asian="US" style:font-weight-asian="bold" style:font-size-complex="10pt" style:language-complex="en" style:country-complex="US" style:font-weight-complex="bold"/>
    </style:style>
    <style:style style:name="P38" style:family="paragraph" style:parent-style-name="Standard">
      <style:paragraph-properties fo:margin-left="0.528in" fo:margin-right="0in" fo:text-align="start" style:justify-single-word="false" fo:orphans="0" fo:widows="0" fo:text-indent="-0.528in" style:auto-text-indent="false" style:vertical-align="auto"/>
      <style:text-properties fo:font-size="12pt" fo:language="en" fo:country="US" style:text-underline-style="solid" style:text-underline-width="auto" style:text-underline-color="font-color" fo:font-weight="bold" style:font-size-asian="12pt" style:language-asian="en" style:country-asian="US" style:font-weight-asian="bold" style:font-size-complex="10pt" style:language-complex="en" style:country-complex="US" style:font-weight-complex="bold"/>
    </style:style>
    <style:style style:name="P39" style:family="paragraph" style:parent-style-name="Standard">
      <style:paragraph-properties fo:margin-left="2.5in" fo:margin-right="0in" fo:text-align="start" style:justify-single-word="false" fo:orphans="0" fo:widows="0" fo:text-indent="0in" style:auto-text-indent="false" style:vertical-align="auto"/>
      <style:text-properties fo:font-size="10pt" fo:language="en" fo:country="US" fo:font-weight="bold" style:font-size-asian="10pt" style:language-asian="en" style:country-asian="US" style:font-weight-asian="bold" style:font-size-complex="10pt" style:language-complex="en" style:country-complex="US" style:font-weight-complex="bold"/>
    </style:style>
    <style:style style:name="P40" style:family="paragraph" style:parent-style-name="Standard">
      <style:paragraph-properties fo:margin-left="2.5in" fo:margin-right="0in" fo:text-align="start" style:justify-single-word="false" fo:orphans="0" fo:widows="0" fo:text-indent="-2.5in" style:auto-text-indent="false" style:vertical-align="auto"/>
      <style:text-properties fo:font-size="10pt" fo:language="en" fo:country="US" fo:font-weight="bold" style:font-size-asian="10pt" style:language-asian="en" style:country-asian="US" style:font-weight-asian="bold" style:font-size-complex="10pt" style:language-complex="en" style:country-complex="US" style:font-weight-complex="bold"/>
    </style:style>
    <style:style style:name="P41" style:family="paragraph" style:parent-style-name="Standard">
      <style:paragraph-properties fo:margin-left="0.5835in" fo:margin-right="0in" fo:text-align="start" style:justify-single-word="false" fo:orphans="0" fo:widows="0" fo:text-indent="-0.5835in" style:auto-text-indent="false" style:vertical-align="auto"/>
      <style:text-properties fo:font-size="12pt" fo:language="en" fo:country="US" style:font-size-asian="12pt" style:language-asian="en" style:country-asian="US" style:font-size-complex="10pt" style:language-complex="en" style:country-complex="US"/>
    </style:style>
    <style:style style:name="P42" style:family="paragraph" style:parent-style-name="Standard">
      <style:paragraph-properties fo:margin-left="0.5835in" fo:margin-right="0in" fo:text-align="start" style:justify-single-word="false" fo:orphans="0" fo:widows="0" fo:text-indent="-0.5835in" style:auto-text-indent="false" style:vertical-align="auto"/>
      <style:text-properties fo:font-size="10pt" fo:language="en" fo:country="US" style:font-size-asian="10pt" style:language-asian="en" style:country-asian="US" style:font-size-complex="10pt" style:language-complex="en" style:country-complex="US"/>
    </style:style>
    <style:style style:name="P43" style:family="paragraph" style:parent-style-name="Standard">
      <style:paragraph-properties fo:margin-left="0in" fo:margin-right="0in" fo:text-align="start" style:justify-single-word="false" fo:orphans="0" fo:widows="0" fo:text-indent="0.5in" style:auto-text-indent="false" style:vertical-align="auto"/>
      <style:text-properties fo:font-size="10pt" fo:language="en" fo:country="US" style:font-size-asian="10pt" style:language-asian="en" style:country-asian="US" style:font-size-complex="10pt" style:language-complex="en" style:country-complex="US"/>
    </style:style>
    <style:style style:name="P44" style:family="paragraph" style:parent-style-name="Heading_20_1">
      <style:paragraph-properties fo:margin-left="0in" fo:margin-right="0in" fo:margin-top="0.1665in" fo:margin-bottom="0.0417in" fo:text-align="start" style:justify-single-word="false" fo:orphans="0" fo:widows="0" fo:text-indent="0in" style:auto-text-indent="false" fo:keep-with-next="always" style:vertical-align="auto"/>
    </style:style>
    <style:style style:name="P45" style:family="paragraph" style:parent-style-name="Heading_20_1">
      <style:paragraph-properties fo:margin-left="0in" fo:margin-right="0in" fo:margin-top="0.1665in" fo:margin-bottom="0.0417in" fo:text-align="start" style:justify-single-word="false" fo:orphans="0" fo:widows="0" fo:text-indent="0in" style:auto-text-indent="false" fo:break-before="page" fo:keep-with-next="always" style:vertical-align="auto"/>
      <style:text-properties fo:font-size="16pt" fo:language="en" fo:country="US" fo:font-weight="bold" style:letter-kerning="true" style:font-size-asian="16pt" style:language-asian="en" style:country-asian="US" style:font-weight-asian="bold" style:font-size-complex="16pt" style:language-complex="en" style:country-complex="US" style:font-weight-complex="bold"/>
    </style:style>
    <style:style style:name="P46" style:family="paragraph" style:parent-style-name="Heading_20_2">
      <style:paragraph-properties fo:margin-left="0in" fo:margin-right="0in" fo:margin-top="0.1665in" fo:margin-bottom="0.0417in" fo:text-align="start" style:justify-single-word="false" fo:orphans="0" fo:widows="0" fo:text-indent="0in" style:auto-text-indent="false" fo:keep-with-next="always" style:vertical-align="auto"/>
      <style:text-properties fo:font-size="14pt" fo:language="en" fo:country="US" fo:font-style="italic" fo:font-weight="bold" style:font-size-asian="14pt" style:language-asian="en" style:country-asian="US" style:font-style-asian="italic" style:font-weight-asian="bold" style:font-size-complex="14pt" style:language-complex="en" style:country-complex="US" style:font-style-complex="italic" style:font-weight-complex="bold"/>
    </style:style>
    <style:style style:name="P47" style:family="paragraph" style:parent-style-name="Footer">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fo:font-size="10pt" fo:language="en" fo:country="US" style:font-size-asian="10pt" style:language-asian="en" style:country-asian="US" style:font-size-complex="10pt" style:language-complex="en" style:country-complex="US"/>
    </style:style>
    <style:style style:name="P48" style:family="paragraph">
      <style:paragraph-properties fo:text-align="cente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zxx" fo:country="none" style:font-size-asian="10pt" style:language-asian="zxx" style:country-asian="none" style:font-size-complex="10pt" style:language-complex="zxx" style:country-complex="none"/>
    </style:style>
    <style:style style:name="T2" style:family="text">
      <style:text-properties fo:font-size="10pt" fo:language="en" fo:country="US" style:font-size-asian="10pt" style:language-asian="en" style:country-asian="US" style:font-size-complex="10pt" style:language-complex="en" style:country-complex="US"/>
    </style:style>
    <style:style style:name="T3" style:family="text">
      <style:text-properties fo:font-size="10pt" fo:language="en" fo:country="US" fo:font-weight="bold" style:font-size-asian="10pt" style:language-asian="en" style:country-asian="US" style:font-weight-asian="bold" style:font-size-complex="10pt" style:language-complex="en" style:country-complex="US" style:font-weight-complex="bold"/>
    </style:style>
    <style:style style:name="T4" style:family="text">
      <style:text-properties fo:font-size="10pt" fo:language="en" fo:country="US" style:text-underline-style="solid" style:text-underline-width="auto" style:text-underline-color="font-color" style:font-size-asian="10pt" style:language-asian="en" style:country-asian="US" style:font-size-complex="10pt" style:language-complex="en" style:country-complex="US"/>
    </style:style>
    <style:style style:name="T5" style:family="text">
      <style:text-properties fo:font-size="10pt" fo:language="de" fo:country="DE" style:font-size-asian="10pt" style:language-asian="en" style:country-asian="US" style:font-size-complex="10pt" style:language-complex="de" style:country-complex="DE"/>
    </style:style>
    <style:style style:name="T6" style:family="text">
      <style:text-properties fo:font-size="12pt" fo:language="en" fo:country="US" style:font-size-asian="12pt" style:language-asian="en" style:country-asian="US" style:font-size-complex="10pt" style:language-complex="en" style:country-complex="US"/>
    </style:style>
    <style:style style:name="T7" style:family="text">
      <style:text-properties fo:font-size="12pt" fo:language="en" fo:country="US" fo:font-weight="bold" style:font-size-asian="12pt" style:language-asian="en" style:country-asian="US" style:font-weight-asian="bold" style:font-size-complex="10pt" style:language-complex="en" style:country-complex="US" style:font-weight-complex="bold"/>
    </style:style>
    <style:style style:name="T8" style:family="text">
      <style:text-properties fo:font-size="12pt" fo:language="en" fo:country="US" style:text-underline-style="solid" style:text-underline-width="auto" style:text-underline-color="font-color" style:font-size-asian="12pt" style:language-asian="en" style:country-asian="US" style:font-size-complex="10pt" style:language-complex="en" style:country-complex="US"/>
    </style:style>
    <style:style style:name="T9" style:family="text">
      <style:text-properties fo:font-size="11pt" fo:language="en" fo:country="US" style:font-size-asian="11pt" style:language-asian="en" style:country-asian="US" style:font-size-complex="10pt" style:language-complex="en" style:country-complex="US"/>
    </style:style>
    <style:style style:name="T10" style:family="text">
      <style:text-properties fo:font-size="11pt" fo:language="en" fo:country="US" fo:font-weight="bold" style:font-size-asian="11pt" style:language-asian="en" style:country-asian="US" style:font-weight-asian="bold" style:font-size-complex="10pt" style:language-complex="en" style:country-complex="US" style:font-weight-complex="bold"/>
    </style:style>
    <style:style style:name="T11" style:family="text">
      <style:text-properties style:text-position="sub 58%" fo:font-size="7pt" fo:language="de" fo:country="DE" style:font-size-asian="7pt" style:language-asian="en" style:country-asian="US" style:font-size-complex="10pt" style:language-complex="de" style:country-complex="DE"/>
    </style:style>
    <style:style style:name="T12" style:family="text">
      <style:text-properties style:text-position="super 58%" fo:font-size="11pt" fo:language="en" fo:country="US" style:font-size-asian="11pt" style:language-asian="en" style:country-asian="US" style:font-size-complex="10pt" style:language-complex="en" style:country-complex="US"/>
    </style:style>
    <style:style style:name="T13" style:family="text">
      <style:text-properties fo:color="#000000" fo:font-size="10pt" fo:language="en" fo:country="US" style:font-size-asian="10pt" style:language-asian="en" style:country-asian="US" style:font-size-complex="10pt" style:language-complex="en" style:country-complex="US"/>
    </style:style>
    <style:style style:name="T14" style:family="text">
      <style:text-properties fo:font-variant="normal" fo:text-transform="none" style:font-name="Symbol"/>
    </style:style>
    <style:style style:name="T15" style:family="text">
      <style:text-properties style:font-name="Symbol"/>
    </style:style>
    <style:style style:name="T16" style:family="text">
      <style:text-properties style:text-position="-33% 80%"/>
    </style:style>
    <style:style style:name="T17" style:family="text">
      <style:text-properties style:text-position="-33% 80%" style:font-name="Times New Roman1" fo:font-style="italic"/>
    </style:style>
    <style:style style:name="T18" style:family="text">
      <style:text-properties style:font-name="Times New Roman1"/>
    </style:style>
    <style:style style:name="T19" style:family="text">
      <style:text-properties style:font-name="Times New Roman1" fo:font-style="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in" draw:visible-area-width="1.9689in" draw:visible-area-height="1.9689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48" svg:width="0.0398in" svg:height="0.0398in" svg:x="0in" svg:y="0in">
        <draw:image xlink:href="Pictures/20000F770000026A0000013ABCCDEF79.pct" xlink:type="simple" xlink:show="embed" xlink:actuate="onLoad">
          <text:p/>
        </draw:image>
      </draw:frame>
      <draw:frame text:anchor-type="page" text:anchor-page-number="1" draw:z-index="2" draw:style-name="gr1" draw:text-style-name="P48" svg:width="0.0398in" svg:height="0.0398in" svg:x="0in" svg:y="0in">
        <draw:image xlink:href="Pictures/20000EC8000002560000013CFC3A75F9.pct" xlink:type="simple" xlink:show="embed" xlink:actuate="onLoad">
          <text:p/>
        </draw:image>
      </draw:frame>
      <draw:frame text:anchor-type="page" text:anchor-page-number="1" draw:z-index="4" draw:style-name="gr1" draw:text-style-name="P48" svg:width="0.0398in" svg:height="0.0398in" svg:x="0in" svg:y="0in">
        <draw:image xlink:href="Pictures/20000EBC000002560000013C4A085EB6.pct" xlink:type="simple" xlink:show="embed" xlink:actuate="onLoad">
          <text:p/>
        </draw:image>
      </draw:frame>
      <draw:frame text:anchor-type="page" text:anchor-page-number="1" draw:z-index="6" draw:style-name="gr1" draw:text-style-name="P48" svg:width="0.0398in" svg:height="0.0398in" svg:x="0in" svg:y="0in">
        <draw:image xlink:href="Pictures/20000FC9000002730000019646964CB0.pct" xlink:type="simple" xlink:show="embed" xlink:actuate="onLoad">
          <text:p/>
        </draw:image>
      </draw:frame>
      <draw:frame text:anchor-type="page" text:anchor-page-number="1" draw:z-index="8" draw:style-name="gr1" draw:text-style-name="P48" svg:width="0.0398in" svg:height="0.0398in" svg:x="0in" svg:y="0in">
        <draw:image xlink:href="Pictures/20001027000002560000013C8E28D8C0.pct" xlink:type="simple" xlink:show="embed" xlink:actuate="onLoad">
          <text:p/>
        </draw:image>
      </draw:frame>
      <draw:frame text:anchor-type="page" text:anchor-page-number="1" draw:z-index="10" draw:style-name="gr1" draw:text-style-name="P48" svg:width="0.0398in" svg:height="0.0398in" svg:x="0in" svg:y="0in">
        <draw:image xlink:href="Pictures/20001016000002560000013C0E5E248A.pct" xlink:type="simple" xlink:show="embed" xlink:actuate="onLoad">
          <text:p/>
        </draw:image>
      </draw:frame>
      <draw:frame text:anchor-type="page" text:anchor-page-number="1" draw:z-index="12" draw:style-name="gr1" draw:text-style-name="P48" svg:width="0.0398in" svg:height="0.0398in" svg:x="0in" svg:y="0in">
        <draw:image xlink:href="Pictures/20000F370000026200000178476DDB8E.pct" xlink:type="simple" xlink:show="embed" xlink:actuate="onLoad">
          <text:p/>
        </draw:image>
      </draw:frame>
      <draw:frame text:anchor-type="page" text:anchor-page-number="1" draw:z-index="14" draw:style-name="gr1" draw:text-style-name="P48" svg:width="0.0398in" svg:height="0.0398in" svg:x="0in" svg:y="0in">
        <draw:image xlink:href="Pictures/20000FB8000002570000018657C1DDE2.pct" xlink:type="simple" xlink:show="embed" xlink:actuate="onLoad">
          <text:p/>
        </draw:image>
      </draw:frame>
      <draw:frame text:anchor-type="page" text:anchor-page-number="1" draw:z-index="16" draw:style-name="gr1" draw:text-style-name="P48" svg:width="0.0398in" svg:height="0.0398in" svg:x="0in" svg:y="0in">
        <draw:image xlink:href="Pictures/20000F0C000002560000013C17A4BB52.pct" xlink:type="simple" xlink:show="embed" xlink:actuate="onLoad">
          <text:p/>
        </draw:image>
      </draw:frame>
      <draw:frame text:anchor-type="page" text:anchor-page-number="1" draw:z-index="18" draw:style-name="gr1" draw:text-style-name="P48" svg:width="0.0398in" svg:height="0.0398in" svg:x="0in" svg:y="0in">
        <draw:image xlink:href="Pictures/20000F1C000002560000013C019CC22A.pct" xlink:type="simple" xlink:show="embed" xlink:actuate="onLoad">
          <text:p/>
        </draw:image>
      </draw:frame>
      <draw:frame text:anchor-type="page" text:anchor-page-number="1" draw:z-index="20" draw:style-name="gr1" draw:text-style-name="P48" svg:width="0.0398in" svg:height="0.0398in" svg:x="0in" svg:y="0in">
        <draw:image xlink:href="Pictures/20000EEC000002560000013C513FA637.pct" xlink:type="simple" xlink:show="embed" xlink:actuate="onLoad">
          <text:p/>
        </draw:image>
      </draw:frame>
      <draw:frame text:anchor-type="page" text:anchor-page-number="1" draw:z-index="22" draw:style-name="gr1" draw:text-style-name="P48" svg:width="0.0398in" svg:height="0.0398in" svg:x="0in" svg:y="0in">
        <draw:image xlink:href="Pictures/20001BF900000260000001A85CFDE878.pct" xlink:type="simple" xlink:show="embed" xlink:actuate="onLoad">
          <text:p/>
        </draw:image>
      </draw:frame>
      <draw:frame text:anchor-type="page" text:anchor-page-number="1" draw:z-index="24" draw:style-name="gr1" draw:text-style-name="P48" svg:width="0.0398in" svg:height="0.0398in" svg:x="0in" svg:y="0in">
        <draw:image xlink:href="Pictures/20001C6A00000257000001900B9C4F34.pct" xlink:type="simple" xlink:show="embed" xlink:actuate="onLoad">
          <text:p/>
        </draw:image>
      </draw:frame>
      <draw:frame text:anchor-type="page" text:anchor-page-number="1" draw:z-index="26" draw:style-name="gr1" draw:text-style-name="P48" svg:width="0.0398in" svg:height="0.0398in" svg:x="0in" svg:y="0in">
        <draw:image xlink:href="Pictures/20001CB500000261000001899D9B7DA4.pct" xlink:type="simple" xlink:show="embed" xlink:actuate="onLoad">
          <text:p/>
        </draw:image>
      </draw:frame>
      <draw:frame text:anchor-type="page" text:anchor-page-number="1" draw:z-index="28" draw:style-name="gr1" draw:text-style-name="P48" svg:width="0.0398in" svg:height="0.0398in" svg:x="0in" svg:y="0in">
        <draw:image xlink:href="Pictures/20000F220000025700000168311EAD38.pct" xlink:type="simple" xlink:show="embed" xlink:actuate="onLoad">
          <text:p/>
        </draw:image>
      </draw:frame>
      <draw:frame text:anchor-type="page" text:anchor-page-number="1" draw:z-index="30" draw:style-name="gr1" draw:text-style-name="P48" svg:width="0.0398in" svg:height="0.0398in" svg:x="0in" svg:y="0in">
        <draw:image xlink:href="Pictures/20001CF90000025E00000180476E4490.pct" xlink:type="simple" xlink:show="embed" xlink:actuate="onLoad">
          <text:p/>
        </draw:image>
      </draw:frame>
      <draw:frame text:anchor-type="page" text:anchor-page-number="1" draw:z-index="32" draw:style-name="gr1" draw:text-style-name="P48" svg:width="0.0398in" svg:height="0.0398in" svg:x="0in" svg:y="0in">
        <draw:image xlink:href="Pictures/20000F2C000002560000013CB132CAB2.pct" xlink:type="simple" xlink:show="embed" xlink:actuate="onLoad">
          <text:p/>
        </draw:image>
      </draw:frame>
      <draw:frame text:anchor-type="page" text:anchor-page-number="1" draw:z-index="34" draw:style-name="gr1" draw:text-style-name="P48" svg:width="0.0398in" svg:height="0.0398in" svg:x="0in" svg:y="0in">
        <draw:image xlink:href="Pictures/20001C61000002660000019300966F94.pct" xlink:type="simple" xlink:show="embed" xlink:actuate="onLoad">
          <text:p/>
        </draw:image>
      </draw:frame>
      <draw:frame text:anchor-type="page" text:anchor-page-number="1" draw:z-index="36" draw:style-name="gr1" draw:text-style-name="P48" svg:width="0.0398in" svg:height="0.0398in" svg:x="0in" svg:y="0in">
        <draw:image xlink:href="Pictures/20000E310000027800000180250AD5B5.pct" xlink:type="simple" xlink:show="embed" xlink:actuate="onLoad">
          <text:p/>
        </draw:image>
      </draw:frame>
      <draw:frame text:anchor-type="page" text:anchor-page-number="1" draw:z-index="38" draw:style-name="gr1" draw:text-style-name="P48" svg:width="0.0398in" svg:height="0.0398in" svg:x="0in" svg:y="0in">
        <draw:image xlink:href="Pictures/20000ECA0000027000000178B82DC52D.pct" xlink:type="simple" xlink:show="embed" xlink:actuate="onLoad">
          <text:p/>
        </draw:image>
      </draw:frame>
      <draw:frame text:anchor-type="page" text:anchor-page-number="1" draw:z-index="40" draw:style-name="gr1" draw:text-style-name="P48" svg:width="0.0398in" svg:height="0.0398in" svg:x="0in" svg:y="0in">
        <draw:image xlink:href="Pictures/200005DE0000024A00000158098F51AB.pct" xlink:type="simple" xlink:show="embed" xlink:actuate="onLoad">
          <text:p/>
        </draw:image>
      </draw:frame>
      <draw:frame text:anchor-type="page" text:anchor-page-number="1" draw:z-index="42" draw:style-name="gr1" draw:text-style-name="P48" svg:width="0.0398in" svg:height="0.0398in" svg:x="0in" svg:y="0in">
        <draw:image xlink:href="Pictures/200005FA000002510000016B713F0925.pct" xlink:type="simple" xlink:show="embed" xlink:actuate="onLoad">
          <text:p/>
        </draw:image>
      </draw:frame>
      <draw:frame text:anchor-type="page" text:anchor-page-number="1" draw:z-index="44" draw:style-name="gr1" draw:text-style-name="P48" svg:width="0.0398in" svg:height="0.0398in" svg:x="0in" svg:y="0in">
        <draw:image xlink:href="Pictures/20000B380000023300000127F39E293A.pct" xlink:type="simple" xlink:show="embed" xlink:actuate="onLoad">
          <text:p/>
        </draw:image>
      </draw:frame>
      <draw:frame text:anchor-type="page" text:anchor-page-number="1" draw:z-index="46" draw:style-name="gr1" draw:text-style-name="P48" svg:width="0.0398in" svg:height="0.0398in" svg:x="0in" svg:y="0in">
        <draw:image xlink:href="Pictures/200005D4000002370000015FE79A6B8C.pct" xlink:type="simple" xlink:show="embed" xlink:actuate="onLoad">
          <text:p/>
        </draw:image>
      </draw:frame>
      <draw:frame text:anchor-type="page" text:anchor-page-number="1" draw:z-index="48" draw:style-name="gr1" draw:text-style-name="P48" svg:width="0.0398in" svg:height="0.0398in" svg:x="0in" svg:y="0in">
        <draw:image xlink:href="Pictures/2000BD42000002570000020FDF68C6B4.pct" xlink:type="simple" xlink:show="embed" xlink:actuate="onLoad">
          <text:p/>
        </draw:image>
      </draw:frame>
      <draw:frame text:anchor-type="page" text:anchor-page-number="1" draw:z-index="50" draw:style-name="gr1" draw:text-style-name="P48" svg:width="0.0398in" svg:height="0.0398in" svg:x="0in" svg:y="0in">
        <draw:image xlink:href="Pictures/20000005000001960000007602EE14E7.pct" xlink:type="simple" xlink:show="embed" xlink:actuate="onLoad">
          <text:p/>
        </draw:image>
      </draw:frame>
      <draw:frame text:anchor-type="page" text:anchor-page-number="1" draw:z-index="52" draw:style-name="gr1" draw:text-style-name="P48" svg:width="0.0398in" svg:height="0.0398in" svg:x="0in" svg:y="0in">
        <draw:image xlink:href="Pictures/10000201000008800000047408DBD1B4.png" xlink:type="simple" xlink:show="embed" xlink:actuate="onLoad">
          <text:p/>
        </draw:image>
      </draw:frame>
      <text:p text:style-name="P29">This is comment list on Form Factors &amp; Structure factors available in the Irena package</text:p>
      <text:p text:style-name="P2"/>
      <text:p text:style-name="P31">Content</text:p>
      <text:p text:style-name="P32">1. Form factors parameters</text:p>
      <text:p text:style-name="P32">2. List of form factors</text:p>
      <text:p text:style-name="P32"><text:tab/>2.1. Spheroid</text:p>
      <text:p text:style-name="P32"><text:tab/>2.2. Integrated Spheroid</text:p>
      <text:p text:style-name="P32"><text:tab/>2.3. Cylinder &amp; cylinderAR</text:p>
      <text:p text:style-name="P32"><text:tab/>2.4. Algebraic_Globules</text:p>
      <text:p text:style-name="P32"><text:tab/>2.5. Algebraic_Rods</text:p>
      <text:p text:style-name="P32"><text:tab/>2.6. Algebraic_Disks</text:p>
      <text:p text:style-name="P32"><text:tab/>2.7. Unified_Sphere</text:p>
      <text:p text:style-name="P32"><text:tab/>2.8. Unified_Rod &amp; Unified_RodAR</text:p>
      <text:p text:style-name="P32"><text:tab/>2.9. Unified_Disk</text:p>
      <text:p text:style-name="P32"><text:tab/>2.10. CoreShell</text:p>
      <text:p text:style-name="P32"><text:tab/>2.11. Core shell cylinder (Tube)</text:p>
      <text:p text:style-name="P32"><text:tab/>2.12. Fractal Aggregate</text:p>
      <text:p text:style-name="P32"><text:tab/>2.13. SphereWHSLocMonoSq</text:p>
      <text:p text:style-name="P32">3. Testing and using Form factors in users own code</text:p>
      <text:p text:style-name="P10"/>
      <text:p text:style-name="P32">4. Structure factors description</text:p>
      <text:p text:style-name="P32"><text:tab/>4.1 Interferences</text:p>
      <text:p text:style-name="P32"><text:tab/>4.2 Hard Spheres</text:p>
      <text:p text:style-name="P32"><text:tab/>4.3 Square Well</text:p>
      <text:p text:style-name="P32"><text:tab/>4.4 Sticky Hard Spheres</text:p>
      <text:p text:style-name="P32"><text:tab/>4.5 Hayter Penfold MSA</text:p>
      <text:p text:style-name="P32"><text:tab/>4.6 Interprecipitate SF</text:p>
      <text:p text:style-name="P2"/>
      <text:p text:style-name="P19"><text:tab/>Form Factor<text:tab/><text:tab/><text:tab/>Parameter(s)</text:p>
      <text:p text:style-name="P33">spheroid<text:tab/><text:tab/><text:tab/>AspectRatio = ParticlePar1</text:p>
      <text:p text:style-name="P33">Integrated_Spheroid<text:tab/><text:tab/>AspectRatio=ParticlePar1</text:p>
      <text:p text:style-name="P33">Cylinders<text:tab/><text:tab/><text:tab/>Length=ParticlePar1</text:p>
      <text:p text:style-name="P33">CylindersAR<text:tab/><text:tab/><text:tab/>AspectRatio=ParticlePar1</text:p>
      <text:p text:style-name="P33">Unified_Disc<text:tab/><text:tab/><text:tab/>thickness = ParticlePar1</text:p>
      <text:p text:style-name="P33">Unified_Rod<text:tab/><text:tab/><text:tab/>length = ParticlePar1</text:p>
      <text:p text:style-name="P33">Unified_RodAR<text:tab/><text:tab/>AspectRatio = ParticlePar1</text:p>
      <text:p text:style-name="P33">Unified_Sphere<text:tab/><text:tab/>none needed</text:p>
      <text:p text:style-name="P33">Algebraic_Globules<text:tab/><text:tab/>AspectRatio = ParticlePar1</text:p>
      <text:p text:style-name="P33">Algebraic_Rods<text:tab/><text:tab/>AspectRatio = ParticlePar1, AR &gt; 10</text:p>
      <text:p text:style-name="P33">Algebraic_Disks<text:tab/><text:tab/>AspectRatio = ParticlePar1, AR &lt; 0.1</text:p>
      <text:p text:style-name="P33">User<text:tab/><text:tab/><text:tab/><text:tab/>uses user provided functions. </text:p>
      <text:p text:style-name="P33"><text:tab/><text:tab/><text:tab/><text:tab/>There are two user provided functions necessary - </text:p>
      <text:p text:style-name="P33"><text:tab/><text:tab/><text:tab/><text:tab/><text:tab/>F(q,R,par1,par2,par3,par4,par5)</text:p>
      <text:p text:style-name="P33"><text:tab/><text:tab/><text:tab/><text:tab/>and <text:tab/>V(R,par1,par2,par3,par4,par5)</text:p>
      <text:p text:style-name="P33"><text:tab/><text:tab/><text:tab/><text:tab/>the names for these need to be provided in strings... </text:p>
      <text:p text:style-name="P33"><text:tab/><text:tab/><text:tab/><text:tab/>the input is q and R in angstroms <text:tab/></text:p>
      <text:p text:style-name="P33"><text:soft-page-break/>Tube <text:tab/><text:tab/><text:tab/><text:tab/>length=ParticlePar1<text:tab/></text:p>
      <text:p text:style-name="P33"><text:tab/><text:tab/><text:tab/><text:tab/><text:tab/>//length in A</text:p>
      <text:p text:style-name="P33"><text:tab/><text:tab/><text:tab/><text:tab/>WallThickness=ParticlePar2<text:tab/>//in A</text:p>
      <text:p text:style-name="P33"><text:tab/><text:tab/><text:tab/><text:tab/>CoreRho =ParticlePar3</text:p>
      <text:p text:style-name="P36"><text:tab/>//rho <text:s/>[10^10 cm-2] <text:s/>(not delta rho squared!!!) of core material</text:p>
      <text:p text:style-name="P33"><text:tab/><text:tab/><text:tab/><text:tab/>ShellRho =ParticlePar4</text:p>
      <text:p text:style-name="P36"><text:tab/>//rho [10^10 cm-2] <text:s text:c="2"/>(not delta rho squared!!!) of shell material</text:p>
      <text:p text:style-name="P33"><text:tab/><text:tab/><text:tab/><text:tab/>SolventRho =ParticlePar5</text:p>
      <text:p text:style-name="P36"><text:tab/>//rho [10^10 cm-2] <text:s text:c="2"/>(not delta rho squared!!!) of surrounding medium <text:s/>(air=0)</text:p>
      <text:p text:style-name="P37">CoreShell<text:tab/>CoreShellThickness=ParticlePar1<text:tab/></text:p>
      <text:p text:style-name="P37"><text:tab/><text:tab/><text:tab/><text:tab/>//skin thickness in Angstroms</text:p>
      <text:p text:style-name="P33"><text:tab/><text:tab/><text:tab/><text:tab/>CoreRho =ParticlePar2</text:p>
      <text:p text:style-name="P36"><text:tab/>//rho [10^10 cm-2] <text:s text:c="2"/>(not delta rho squared!!!) of core material</text:p>
      <text:p text:style-name="P33"><text:tab/><text:tab/><text:tab/><text:tab/>ShellRho =ParticlePar3</text:p>
      <text:p text:style-name="P36"><text:tab/>//rho <text:s/>[10^10 cm-2] <text:s/>(not delta rho squared!!!) of shell material</text:p>
      <text:p text:style-name="P33"><text:tab/><text:tab/><text:tab/><text:tab/>SolventRho =ParticlePar4</text:p>
      <text:p text:style-name="P36"><text:tab/>//rho [10^10 cm-2] <text:s text:c="2"/>(not delta rho squared!!!) of surrounding medium <text:s/>(air=0)</text:p>
      <text:p text:style-name="P36"><text:tab/></text:p>
      <text:p text:style-name="P33">Fractal aggregate<text:tab/> <text:tab/>FractalRadiusOfPriPart=ParticlePar1</text:p>
      <text:p text:style-name="P33"><text:tab/><text:tab/><text:tab/><text:tab/><text:tab/>//radius of primary particle</text:p>
      <text:p text:style-name="P33"><text:tab/><text:tab/><text:tab/><text:tab/>FractalDimension=ParticlePar2<text:tab/><text:tab/><text:tab/></text:p>
      <text:p text:style-name="P33"><text:tab/><text:tab/><text:tab/><text:tab/><text:tab/>//Fractal dimension</text:p>
      <text:p text:style-name="P33"/>
      <text:p text:style-name="P33">SphereWHSLocMonoSq<text:tab/><text:tab/>Distance for Hard Spheres model as ratio to part radius</text:p>
      <text:p text:style-name="P33"><text:tab/><text:tab/><text:tab/><text:tab/>Hard Spheres model fraction </text:p>
      <text:p text:style-name="P11"/>
      <text:p text:style-name="P38">Structure factors included</text:p>
      <text:p text:style-name="P13"><text:span text:style-name="T3">Interferences <text:tab/>reference: </text:span><text:span text:style-name="T9">Beaucage, G. (1995). J Appl Crystallogr </text:span><text:span text:style-name="T10">28</text:span><text:span text:style-name="T9">, 717-728.</text:span></text:p>
      <text:p text:style-name="P39">Par1: ETA (center-to-center distance</text:p>
      <text:p text:style-name="P40"><text:tab/>Par2: Pack (number of particles In nearest neighbor sphere)</text:p>
      <text:p text:style-name="P15"/>
      <text:p text:style-name="P36">Hard Spheres<text:tab/>reference: Percus-Yevick model, PERCUS,YEVICK PHYS. REV. 110 1 (1958), THIELE J. CHEM PHYS. 39 474 (1968), WERTHEIM <text:s/>PHYS. REV. LETT. 47 1462 (1981)</text:p>
      <text:p text:style-name="P40"><text:tab/>Par1: Radius [A]</text:p>
      <text:p text:style-name="P40"><text:tab/>Par2: Volume fraction (fraction)</text:p>
      <text:p text:style-name="P15"/>
      <text:p text:style-name="P36">Square Well <text:tab/>reference: SHARMA,SHARMA, PHYSICA 89A,(1977),212, NOTE - depths &gt;1.5kT and volume fractions &gt; 0.08 give UNPHYSICAL RESULTS when compared to Monte Carlo simulations</text:p>
      <text:p text:style-name="P40"><text:tab/>Par1: Radius [A]</text:p>
      <text:p text:style-name="P40"><text:tab/>Par2: Volume fraction [fraction]</text:p>
      <text:p text:style-name="P40"><text:tab/>Par3: Well depth e/kT, dimensionless, positive values are attractive</text:p>
      <text:p text:style-name="P40"><text:tab/>Par4: Well width, multiples of diameters</text:p>
      <text:p text:style-name="P15"/>
      <text:p text:style-name="P36">Sticky hard spheres<text:tab/>no reference given in NIST macros… </text:p>
      <text:p text:style-name="P40"><text:tab/>Par1: Radius [A]</text:p>
      <text:p text:style-name="P40"><text:tab/>Par2: Vol. fraction </text:p>
      <text:p text:style-name="P40"><text:tab/>Par3: Perturbation parameter (0.1)</text:p>
      <text:p text:style-name="P40"><text:tab/>Par4: Stickiness, tau</text:p>
      <text:p text:style-name="P14"><text:soft-page-break/></text:p>
      <text:p text:style-name="P11"/>
      <text:p text:style-name="P36">Hayer Penfold MSA<text:tab/>no reference given in NIST macros… </text:p>
      <text:p text:style-name="P40"><text:tab/>Par1: Radius [A]</text:p>
      <text:p text:style-name="P40"><text:tab/>Par2: Charges </text:p>
      <text:p text:style-name="P40"><text:tab/>Par3: Volume fraction </text:p>
      <text:p text:style-name="P40"><text:tab/>Par4: Temperature in Kelvin</text:p>
      <text:p text:style-name="P40"><text:tab/>Par5: Monovalent salt concentration (M)</text:p>
      <text:p text:style-name="P40"><text:tab/>Par6: dielectric constant of solvent</text:p>
      <text:p text:style-name="P36">Interprecipitate SF<text:tab/>Formula 6 in APPLIED PHYSICS LETTERS 93, 161904 (2008)… </text:p>
      <text:p text:style-name="P40"><text:tab/>Par1: Distance L [A]</text:p>
      <text:p text:style-name="P40"><text:tab/>Par2: Sigma (root-mean-square deviation (ordering factor)) </text:p>
      <text:p text:style-name="P15"/>
      <text:p text:style-name="P11"/>
      <text:p text:style-name="P11"/>
      <text:p text:style-name="P35">Important comment for Core-shell and Core shell cylinder (and Unified tube)</text:p>
      <text:p text:style-name="P34">The volume definition for Core-shell objects is matter of discussion. Heated at times and I suspect that the appropriate answer depends on the case when and how the FF is used. Therefore from version 2.26 Irena macros include option which needs to be set – both Core shell and Core shell cylinder will share common parameter (this parameter is global for all cases of calls to core shell form factors or their volumes) of volume definition. </text:p>
      <text:p text:style-name="P34">The options are: whole particle, core, and shell. </text:p>
      <text:p text:style-name="P12"/>
      <text:p text:style-name="P34">Note: Unified tube is using as volume the volume of shell. It is how it is defined at this time and it is meant for cases like Carbon nanotubes, when this is appropriate. To match with core shell cylinder us “shell” as volume of particle. </text:p>
      <text:p text:style-name="P2"/>
      <text:p text:style-name="P19">List and graphs of each form factor included</text:p>
      <text:p text:style-name="P2"/>
      <text:p text:style-name="P20">2.1. Spheroid</text:p>
      <text:p text:style-name="P2"/>
      <text:p text:style-name="P2"><text:span text:style-name="T2">uses </text:span><text:span text:style-name="T4">sphere form factor</text:span><text:span text:style-name="T2"> for aspect ratio between 0.99 and 1.01:</text:span></text:p>
      <text:p text:style-name="P2"/>
      <text:p text:style-name="P22"><text:tab/>F^2 = <text:s text:c="2"/>3/(QR^3))*(sin(QR)-(QR*cos(QR))</text:p>
      <text:p text:style-name="P2"/>
      <text:p text:style-name="P22">volume : <text:tab/>V=((4/3)*pi*radius^3)<text:tab/></text:p>
      <text:p text:style-name="P2"/>
      <text:p text:style-name="P22">This calculation approximates integral over R as rectangle (compare with Integrated spheroid).</text:p>
      <text:p text:style-name="P2"/>
      <text:p text:style-name="P22">graph for R = 50A </text:p>
      <text:p text:style-name="P2"/>
      <text:p text:style-name="P2"><text:soft-page-break/><draw:frame draw:style-name="fr1" draw:name="graphics1" text:anchor-type="as-char" svg:width="3.9335in" svg:height="1.9953in" draw:z-index="1"><draw:image xlink:href="Pictures/20000F770000026A0000013ABCCDEF79.pct" xlink:type="simple" xlink:show="embed" xlink:actuate="onLoad"/></draw:frame></text:p>
      <text:p text:style-name="P2"/>
      <text:p text:style-name="P2"/>
      <text:p text:style-name="P22">For aspect rations smaller than 0.99 and larger than 1.01 uses standard form factor for spheroid:</text:p>
      <text:p text:style-name="P2"/>
      <text:p text:style-name="P22"><text:tab/>F = Integral of (3/(QR^3))*(sin(QR)-(QR*cos(QR)))</text:p>
      <text:p text:style-name="P2"/>
      <text:p text:style-name="P22"><text:tab/>where QR=Qvalue*radius*sqrt(1+(((AR^2)-1)*CosTh^2))</text:p>
      <text:p text:style-name="P2"/>
      <text:p text:style-name="P22"><text:tab/>over of CosTh = 0 to 1. This is numerically calculated using 50 points (step in CosTh = 0.02). <text:s/>Following graphs are examples:</text:p>
      <text:p text:style-name="P2"/>
      <text:p text:style-name="P22">AR = 10</text:p>
      <text:p text:style-name="P2"><draw:frame draw:style-name="fr1" draw:name="graphics2" text:anchor-type="as-char" svg:width="4.1075in" svg:height="2.1673in" draw:z-index="3"><draw:image xlink:href="Pictures/20000EC8000002560000013CFC3A75F9.pct" xlink:type="simple" xlink:show="embed" xlink:actuate="onLoad"/></draw:frame></text:p>
      <text:p text:style-name="P2"/>
      <text:p text:style-name="P22">AR=0.1</text:p>
      <text:p text:style-name="P2"><text:soft-page-break/><draw:frame draw:style-name="fr1" draw:name="graphics3" text:anchor-type="as-char" svg:width="4.1075in" svg:height="2.1673in" draw:z-index="5"><draw:image xlink:href="Pictures/20000EBC000002560000013C4A085EB6.pct" xlink:type="simple" xlink:show="embed" xlink:actuate="onLoad"/></draw:frame></text:p>
      <text:p text:style-name="P2"/>
      <text:p text:style-name="P22">*********************************************************************************************</text:p>
      <text:p text:style-name="P22">*********************************************************************************************</text:p>
      <text:p text:style-name="P22">*********************************************************************************************</text:p>
      <text:p text:style-name="P2"/>
      <text:p text:style-name="P20">2.2. Integrated Spheroid</text:p>
      <text:p text:style-name="P2"/>
      <text:p text:style-name="P22">same code as in the spheroid, but in this case the code integrates over the width of the R bin. </text:p>
      <text:p text:style-name="P22">Note, the bin star and end points are calcualted linearly (even for log-binned data) as half way distance:</text:p>
      <text:p text:style-name="P2"><text:span text:style-name="T2"><text:tab/></text:span><text:span text:style-name="T5">R</text:span><text:span text:style-name="T11">start</text:span><text:span text:style-name="T5"> = (R</text:span><text:span text:style-name="T11">n </text:span><text:span text:style-name="T5">+ R</text:span><text:span text:style-name="T11">n-1</text:span><text:span text:style-name="T5">)/2</text:span></text:p>
      <text:p text:style-name="P2"><text:span text:style-name="T5"><text:tab/>R</text:span><text:span text:style-name="T11">end</text:span><text:span text:style-name="T5"> <text:s/>= <text:s/>(R</text:span><text:span text:style-name="T11">n </text:span><text:span text:style-name="T5">+ R</text:span><text:span text:style-name="T11">n+1</text:span><text:span text:style-name="T5">)/2</text:span></text:p>
      <text:p text:style-name="P2"><text:span text:style-name="T5"><text:tab/></text:span><text:span text:style-name="T2">Uses adaptive steps to integrate essel function oscillations of the form factor over the width of the bin in R <text:s/></text:span><text:span text:style-name="T2">- note, the averaging is done including the volume of particles involved. This code is quite convoluted and time consuming. Its only reasonable use is for cases with wide bins in radius (R), when this removes some of the bessel function oscillations.</text:span></text:p>
      <text:p text:style-name="P2"/>
      <text:p text:style-name="P22">Examples with R width 40A, average size 50A (that means R varies from 30 to 70A). Note that the bessel function oscillations are somewho smooth out. With wider bins in R these oscillations may disappear all together. </text:p>
      <text:p text:style-name="P2"/>
      <text:p text:style-name="P22">AR = 1 (sphere)</text:p>
      <text:p text:style-name="P2"><draw:frame draw:style-name="fr1" draw:name="graphics4" text:anchor-type="as-char" svg:width="4.6953in" svg:height="2.2681in" draw:z-index="7"><draw:image xlink:href="Pictures/20000FC9000002730000019646964CB0.pct" xlink:type="simple" xlink:show="embed" xlink:actuate="onLoad"/></draw:frame></text:p>
      <text:p text:style-name="P2"/>
      <text:p text:style-name="P22">AR=10 (Spheroid)</text:p>
      <text:p text:style-name="P2"><text:soft-page-break/><draw:frame draw:style-name="fr1" draw:name="graphics5" text:anchor-type="as-char" svg:width="4.1075in" svg:height="2.1673in" draw:z-index="9"><draw:image xlink:href="Pictures/20001027000002560000013C8E28D8C0.pct" xlink:type="simple" xlink:show="embed" xlink:actuate="onLoad"/></draw:frame></text:p>
      <text:p text:style-name="P2"/>
      <text:p text:style-name="P22">AR=0.1 (spheroid)</text:p>
      <text:p text:style-name="P2"><draw:frame draw:style-name="fr1" draw:name="graphics6" text:anchor-type="as-char" svg:width="4.1075in" svg:height="2.1673in" draw:z-index="11"><draw:image xlink:href="Pictures/20001016000002560000013C0E5E248A.pct" xlink:type="simple" xlink:show="embed" xlink:actuate="onLoad"/></draw:frame></text:p>
      <text:p text:style-name="P2"/>
      <text:p text:style-name="P22">*********************************************************************************************</text:p>
      <text:p text:style-name="P22">*********************************************************************************************</text:p>
      <text:p text:style-name="P22">*********************************************************************************************</text:p>
      <text:p text:style-name="P2"/>
      <text:p text:style-name="P20">2.3. Cylinder &amp; cylinderAR</text:p>
      <text:p text:style-name="P2"/>
      <text:p text:style-name="P22">The code uses the following code to calculate form factor for cylinder. Note, that also this code is doing the same integration as integrated spheroid above (see 2). </text:p>
      <text:p text:style-name="P2"/>
      <text:p text:style-name="P22">Form factor = integral over (Ft) for Alpha = 0 to pi/2, Ft is below:</text:p>
      <text:p text:style-name="P22"><text:tab/>LargeBes=sin(0.5*Qvalue*length*Cos(Alpha)) / LargeBesArg<text:tab/><text:tab/><text:tab/><text:tab/>SmallBessDivided=BessJ(1, Qvalue*radius*Sin(Alpha))/Qvalue*radius*Sin(Alpha)</text:p>
      <text:p text:style-name="P22"><text:tab/>Ft <text:s/>= LargeBes*SmallBessDivided</text:p>
      <text:p text:style-name="P22"><text:s/></text:p>
      <text:p text:style-name="P22">Examples</text:p>
      <text:p text:style-name="P22">Cylinder with length 500A and radius 50A.</text:p>
      <text:p text:style-name="P2"><text:soft-page-break/><draw:frame draw:style-name="fr1" draw:name="graphics7" text:anchor-type="as-char" svg:width="4.5673in" svg:height="2.55in" draw:z-index="13"><draw:image xlink:href="Pictures/20000F370000026200000178476DDB8E.pct" xlink:type="simple" xlink:show="embed" xlink:actuate="onLoad"/></draw:frame></text:p>
      <text:p text:style-name="P2"/>
      <text:p text:style-name="P22">Disk (cylinder) with radius 500A and length 50A.</text:p>
      <text:p text:style-name="P2"><draw:frame draw:style-name="fr1" draw:name="graphics8" text:anchor-type="as-char" svg:width="4.4846in" svg:height="2.4898in" draw:z-index="15"><draw:image xlink:href="Pictures/20000FB8000002570000018657C1DDE2.pct" xlink:type="simple" xlink:show="embed" xlink:actuate="onLoad"/></draw:frame></text:p>
      <text:p text:style-name="P2"/>
      <text:p text:style-name="P2"/>
      <text:p text:style-name="P22">*********************************************************************************************</text:p>
      <text:p text:style-name="P22">*********************************************************************************************</text:p>
      <text:p text:style-name="P22">*********************************************************************************************</text:p>
      <text:p text:style-name="P20">2.4. Algebraic_Globules</text:p>
      <text:p text:style-name="P2"/>
      <text:p text:style-name="P26">Note, that for this model 1/3 &lt;= Aspect ratio &lt;=3 is appropriate</text:p>
      <text:p text:style-name="P2"/>
      <text:p text:style-name="P22">This is form factor created by Andrew Allen, it is a formula, which satisfies the basic form factor requirements: </text:p>
      <text:p text:style-name="P22">1. Terminate at 1 at small q</text:p>
      <text:p text:style-name="P22">2. Place Gunier region in the right place</text:p>
      <text:p text:style-name="P22">3. Have the right terminal slope</text:p>
      <text:p text:style-name="P2"/>
      <text:p text:style-name="P22">This is the code</text:p>
      <text:p text:style-name="P22"><text:tab/>if(AspectRatio&lt;0.99)</text:p>
      <text:p text:style-name="P22"><text:tab/><text:tab/>sqqt = sqrt(1-AspectRatio^2)</text:p>
      <text:p text:style-name="P22"><text:tab/><text:tab/>argument = (2 - AspectRatio^2 + 2*sqqt)/(AspectRatio^2)</text:p>
      <text:p text:style-name="P22"><text:tab/><text:tab/>surchi = (1 + AspectRatio^2 * ln(argument) / (2*sqqt)) / (2 * AspectRatio)</text:p>
      <text:p text:style-name="P22"><text:soft-page-break/><text:tab/>elseif(AspectRatio&gt;1.01)</text:p>
      <text:p text:style-name="P22"><text:tab/><text:tab/>sqqt = sqrt(AspectRatio^2 - 1)</text:p>
      <text:p text:style-name="P22"><text:tab/><text:tab/>argument = sqqt / AspectRatio</text:p>
      <text:p text:style-name="P22"><text:tab/><text:tab/>surchi = (1 + AspectRatio^2 * asin(argument) / (sqqt)) / (2 * AspectRatio)</text:p>
      <text:p text:style-name="P22"><text:tab/>else<text:tab/><text:tab/><text:tab/><text:tab/><text:tab/><text:tab/><text:tab/><text:tab/><text:tab/><text:tab/><text:tab/><text:tab/><text:tab/><text:tab/>//AspectRatio==1</text:p>
      <text:p text:style-name="P22"><text:tab/><text:tab/>surchi = 1</text:p>
      <text:p text:style-name="P22"><text:tab/>endif</text:p>
      <text:p text:style-name="P22"><text:tab/>QR = currentR * Q_vector</text:p>
      <text:p text:style-name="P22"><text:tab/>bott = 1 + QR^2 * (2 + AspectRatio^2)/15 + 2 * AspectRatio * QR^4 / (9 * surchi)</text:p>
      <text:p text:style-name="P22"><text:tab/>F^2 = 1 <text:s/>/ <text:s/>bott</text:p>
      <text:p text:style-name="P2"/>
      <text:p text:style-name="P22">Following are examples</text:p>
      <text:p text:style-name="P22">AR=1, R=50A</text:p>
      <text:p text:style-name="P2"><draw:frame draw:style-name="fr1" draw:name="graphics9" text:anchor-type="as-char" svg:width="4.1075in" svg:height="2.1673in" draw:z-index="17"><draw:image xlink:href="Pictures/20000F0C000002560000013C17A4BB52.pct" xlink:type="simple" xlink:show="embed" xlink:actuate="onLoad"/></draw:frame></text:p>
      <text:p text:style-name="P2"/>
      <text:p text:style-name="P22">AR=10, R=50A</text:p>
      <text:p text:style-name="P2"><draw:frame draw:style-name="fr1" draw:name="graphics10" text:anchor-type="as-char" svg:width="4.1075in" svg:height="2.1673in" draw:z-index="19"><draw:image xlink:href="Pictures/20000F1C000002560000013C019CC22A.pct" xlink:type="simple" xlink:show="embed" xlink:actuate="onLoad"/></draw:frame></text:p>
      <text:p text:style-name="P22">AR=0.1, R=50A</text:p>
      <text:p text:style-name="P2"><text:soft-page-break/><draw:frame draw:style-name="fr1" draw:name="graphics11" text:anchor-type="as-char" svg:width="4.1075in" svg:height="2.1673in" draw:z-index="21"><draw:image xlink:href="Pictures/20000EEC000002560000013C513FA637.pct" xlink:type="simple" xlink:show="embed" xlink:actuate="onLoad"/></draw:frame></text:p>
      <text:p text:style-name="P2"/>
      <text:p text:style-name="P2"/>
      <text:p text:style-name="P22">Comparison of Algebraic globule with spheroid:</text:p>
      <text:p text:style-name="P22">AR=1</text:p>
      <text:p text:style-name="P2"><draw:frame draw:style-name="fr1" draw:name="graphics12" text:anchor-type="as-char" svg:width="3.2984in" svg:height="2.2984in" draw:z-index="23"><draw:image xlink:href="Pictures/20001BF900000260000001A85CFDE878.pct" xlink:type="simple" xlink:show="embed" xlink:actuate="onLoad"/></draw:frame></text:p>
      <text:p text:style-name="P2"/>
      <text:p text:style-name="P22">AR=10</text:p>
      <text:p text:style-name="P2"><draw:frame draw:style-name="fr1" draw:name="graphics13" text:anchor-type="as-char" svg:width="3.25in" svg:height="2.1681in" draw:z-index="25"><draw:image xlink:href="Pictures/20001C6A00000257000001900B9C4F34.pct" xlink:type="simple" xlink:show="embed" xlink:actuate="onLoad"/></draw:frame></text:p>
      <text:p text:style-name="P2"/>
      <text:p text:style-name="P22">AR=0.1</text:p>
      <text:p text:style-name="P2"/>
      <text:p text:style-name="P2"><text:soft-page-break/><draw:frame draw:style-name="fr1" draw:name="graphics14" text:anchor-type="as-char" svg:width="3.3043in" svg:height="2.1307in" draw:z-index="27"><draw:image xlink:href="Pictures/20001CB500000261000001899D9B7DA4.pct" xlink:type="simple" xlink:show="embed" xlink:actuate="onLoad"/></draw:frame></text:p>
      <text:p text:style-name="P2"/>
      <text:p text:style-name="P2"/>
      <text:p text:style-name="P22"/>
      <text:p text:style-name="P22">*********************************************************************************************</text:p>
      <text:p text:style-name="P22">*********************************************************************************************</text:p>
      <text:p text:style-name="P20">2.5. Algebraic_Rods</text:p>
      <text:p text:style-name="P2"/>
      <text:p text:style-name="P26">Note, that this <text:s/>formula is valid for Aspect ratio &gt;=10</text:p>
      <text:p text:style-name="P2"/>
      <text:p text:style-name="P22">Another formula Andrew Allen...</text:p>
      <text:p text:style-name="P2"/>
      <text:p text:style-name="P22">This is the code:</text:p>
      <text:p text:style-name="P2"/>
      <text:p text:style-name="P22"><text:tab/>QR = R * Q</text:p>
      <text:p text:style-name="P22"><text:tab/>QH = Q * AspectRatio * R</text:p>
      <text:p text:style-name="P22"><text:tab/>topp = 1 + 2*pi*QH^3 * QR/(9 * (4 + QR^2)) + (QH^3 * QR^4)/8</text:p>
      <text:p text:style-name="P22"><text:tab/>bott = 1 + QH^2 * (1 + QH^2 * QR)/9 + (QH^4 * QR^7)/16</text:p>
      <text:p text:style-name="P22"><text:tab/>F^2 = topp/bott</text:p>
      <text:p text:style-name="P2"/>
      <text:p text:style-name="P2"/>
      <text:p text:style-name="P2"/>
      <text:p text:style-name="P22">Examples</text:p>
      <text:p text:style-name="P22">AR10</text:p>
      <text:p text:style-name="P2"><text:soft-page-break/><draw:frame draw:style-name="fr1" draw:name="graphics15" text:anchor-type="as-char" svg:width="4.3547in" svg:height="2.6138in" draw:z-index="29"><draw:image xlink:href="Pictures/20000F220000025700000168311EAD38.pct" xlink:type="simple" xlink:show="embed" xlink:actuate="onLoad"/></draw:frame></text:p>
      <text:p text:style-name="P2"/>
      <text:p text:style-name="P22"><text:s/></text:p>
      <text:p text:style-name="P22">Comparison with cylinder AR = 10</text:p>
      <text:p text:style-name="P2"><draw:frame draw:style-name="fr1" draw:name="graphics16" text:anchor-type="as-char" svg:width="4.5374in" svg:height="2.872in" draw:z-index="31"><draw:image xlink:href="Pictures/20001CF90000025E00000180476E4490.pct" xlink:type="simple" xlink:show="embed" xlink:actuate="onLoad"/></draw:frame></text:p>
      <text:p text:style-name="P2"/>
      <text:p text:style-name="P2"/>
      <text:p text:style-name="P22">*********************************************************************************************</text:p>
      <text:p text:style-name="P22">*********************************************************************************************</text:p>
      <text:p text:style-name="P22">*********************************************************************************************</text:p>
      <text:p text:style-name="P2"/>
      <text:p text:style-name="P20">2.6. Algebraic_Disks</text:p>
      <text:p text:style-name="P2"/>
      <text:p text:style-name="P26">Note, that this formula is valid for Aspect ratio &lt;=0.1</text:p>
      <text:p text:style-name="P2"/>
      <text:p text:style-name="P22">Another formula Andrew Allen...</text:p>
      <text:p text:style-name="P2"/>
      <text:p text:style-name="P22">This is the code:</text:p>
      <text:p text:style-name="P2"/>
      <text:p text:style-name="P22"><text:tab/>QH = Q * R</text:p>
      <text:p text:style-name="P22"><text:soft-page-break/><text:tab/>QRd = Q * <text:s/>R * AspectRatio</text:p>
      <text:p text:style-name="P22"><text:tab/>topp = 1 + QRd^3 / (3 + QH^2) + (QH^2 * QRd / 3)^2</text:p>
      <text:p text:style-name="P22"><text:tab/>bott = 1 + QRd^2 * (1 + QH * QRd^2)/16 + (QH^3 * QRd^2 / 3)^2</text:p>
      <text:p text:style-name="P22"><text:tab/>F^2 = topp/bott</text:p>
      <text:p text:style-name="P2"/>
      <text:p text:style-name="P2"/>
      <text:p text:style-name="P22">Examples</text:p>
      <text:p text:style-name="P22">Radius 500A, AR = 0.1</text:p>
      <text:p text:style-name="P2"><text:soft-page-break/><draw:frame draw:style-name="fr1" draw:name="graphics17" text:anchor-type="as-char" svg:width="4.4362in" svg:height="2.3402in" draw:z-index="33"><draw:image xlink:href="Pictures/20000F2C000002560000013CB132CAB2.pct" xlink:type="simple" xlink:show="embed" xlink:actuate="onLoad"/></draw:frame></text:p>
      <text:p text:style-name="P2"/>
      <text:p text:style-name="P22">Comparison with cylinder AR 0.1</text:p>
      <text:p text:style-name="P2"><text:soft-page-break/><draw:frame draw:style-name="fr1" draw:name="graphics18" text:anchor-type="as-char" svg:width="3.8646in" svg:height="2.5339in" draw:z-index="35"><draw:image xlink:href="Pictures/20001C61000002660000019300966F94.pct" xlink:type="simple" xlink:show="embed" xlink:actuate="onLoad"/></draw:frame></text:p>
      <text:p text:style-name="P22">*********************************************************************************************</text:p>
      <text:p text:style-name="P22">*********************************************************************************************</text:p>
      <text:p text:style-name="P22">*********************************************************************************************</text:p>
      <text:p text:style-name="P20">2.7. Unified_Sphere</text:p>
      <text:p text:style-name="P2"/>
      <text:p text:style-name="P22">This is formula from Unified fit model by Greg Beaucage (see Unified tool and documentation for it). The parameters are calculated from the code in the manual for each different shape. Specific formulas for these shapes were provided by Dale Schaefer...</text:p>
      <text:p text:style-name="P2"/>
      <text:p text:style-name="P22"><text:soft-page-break/>This is the code:</text:p>
      <text:p text:style-name="P22"><text:tab/>G1=1</text:p>
      <text:p text:style-name="P22"><text:tab/>P1=4</text:p>
      <text:p text:style-name="P22"><text:tab/>Rg1=sqrt(3/5)*radius</text:p>
      <text:p text:style-name="P22"><text:tab/>B1=1.62*G1/Rg1^4</text:p>
      <text:p text:style-name="P22"><text:tab/>QstarVector=qvalue/(erf(qvalue*Rg1/sqrt(6)))^3</text:p>
      <text:p text:style-name="P22"><text:tab/>F^2 = G1*exp(-qvalue^2*Rg1^2/3)+(B1/QstarVector^P1)</text:p>
      <text:p text:style-name="P2"/>
      <text:p text:style-name="P22">Example for R=50A compared with the spheroid with aspect ratio =1</text:p>
      <text:p text:style-name="P2"/>
      <text:p text:style-name="P2"><draw:frame text:anchor-type="paragraph" draw:z-index="54" draw:style-name="gr2" draw:text-style-name="P49" svg:width="5.2717in" svg:height="3.4287in" svg:x="0in" svg:y="0.0008in"><draw:image xlink:href="Pictures/2000035400003D450000286B45B8A613.wmf" xlink:type="simple" xlink:show="embed" xlink:actuate="onLoad"><text:p/></draw:image></draw:frame></text:p>
      <text:p text:style-name="P2"/>
      <text:p text:style-name="P2"/>
      <text:p text:style-name="P22">*********************************************************************************************</text:p>
      <text:p text:style-name="P22">*********************************************************************************************</text:p>
      <text:p text:style-name="P22">*********************************************************************************************</text:p>
      <text:p text:style-name="P2"/>
      <text:p text:style-name="P20">2.8. Unified_Rod &amp; Unified_rodAR</text:p>
      <text:p text:style-name="P2"/>
      <text:p text:style-name="P22">This is formula from Unified fit model by Greg Beaucage (see Unified tool and documentation for it). The parameters are calculated from the code in the manual for each different shape. Specific formulas for these shapes were provided by Dale Schaefer...</text:p>
      <text:p text:style-name="P2"/>
      <text:p text:style-name="P22">This is the code:</text:p>
      <text:p text:style-name="P22"><text:s text:c="10"/>G2 =1</text:p>
      <text:p text:style-name="P22"><text:s text:c="10"/>Rg2=sqrt(Radius^2/2+Length^2/12)</text:p>
      <text:p text:style-name="P22"><text:s text:c="10"/>B2=G2*pi/length</text:p>
      <text:p text:style-name="P22"><text:s text:c="10"/>P2=1</text:p>
      <text:p text:style-name="P22"><text:s text:c="10"/>Rg1=sqrt(3)*Radius/2</text:p>
      <text:p text:style-name="P22"><text:s text:c="10"/>RgCO2=Rg1 </text:p>
      <text:p text:style-name="P22"><text:s text:c="10"/>G1=2*G2*Radius/(3*Length)</text:p>
      <text:p text:style-name="P22"><text:s text:c="10"/>B1=4*G2*(Length+Radius)/(Radius^3*Length^2)</text:p>
      <text:p text:style-name="P22"><text:s text:c="10"/>P1=4</text:p>
      <text:p text:style-name="P22"><text:s text:c="10"/>QstarVector=qvalue/(erf(qvalue*Rg2/sqrt(6)))^3</text:p>
      <text:p text:style-name="P22"><text:soft-page-break/><text:s text:c="10"/>A=G2*exp(-qvalue^2*Rg2^2/3)+(B2/QstarVector^P2) * exp(-RGCO2^2 * qvalue^2/3)</text:p>
      <text:p text:style-name="P22"><text:s text:c="10"/>QstarVector=qvalue/(erf(qvalue*Rg1/sqrt(6)))^3</text:p>
      <text:p text:style-name="P22"><text:s text:c="10"/>F^2 = A + G1*exp(-qvalue^2*Rg1^2/3)+(B1/QstarVector^P1)</text:p>
      <text:p text:style-name="P2"/>
      <text:p text:style-name="P22">Example for R=50A and length 500A compared with the cylinder</text:p>
      <text:p text:style-name="P2"><draw:frame text:anchor-type="paragraph" draw:z-index="55" draw:style-name="gr3" draw:text-style-name="P49" svg:width="5.3685in" svg:height="3.0685in" svg:x="0.0008in" svg:y="0.0008in"><draw:image xlink:href="Pictures/2000033A0000400800002354EC18344D.wmf" xlink:type="simple" xlink:show="embed" xlink:actuate="onLoad"><text:p/></draw:image></draw:frame></text:p>
      <text:p text:style-name="P2"/>
      <text:p text:style-name="P22">*********************************************************************************************</text:p>
      <text:p text:style-name="P22">*********************************************************************************************</text:p>
      <text:p text:style-name="P22">*********************************************************************************************</text:p>
      <text:p text:style-name="P2"/>
      <text:p text:style-name="P20">2.9. Unified_Disk</text:p>
      <text:p text:style-name="P2"/>
      <text:p text:style-name="P22">This is formula from Unified fit model by Greg Beaucage (see Unified tool and documentation for it). The parameters are calculated from the code in the manual for each different shape. Specific formulas for these shapes were provided by Dale Schaefer...</text:p>
      <text:p text:style-name="P2"/>
      <text:p text:style-name="P22">This is the code:</text:p>
      <text:p text:style-name="P22"><text:s text:c="5"/><text:tab/>G2=1</text:p>
      <text:p text:style-name="P22"><text:tab/>Rg2=sqrt(Radius^2/2+thickness^2/12)</text:p>
      <text:p text:style-name="P22"><text:tab/>B2=G2*2/(radius^2)//dws guess</text:p>
      <text:p text:style-name="P22"><text:tab/>P2=2</text:p>
      <text:p text:style-name="P22"><text:tab/>Rg1=sqrt(3)*thickness/2// Kratky and glatter = Thickness/2</text:p>
      <text:p text:style-name="P22"><text:tab/>RgCO2=1.1*Rg1</text:p>
      <text:p text:style-name="P22"><text:tab/>G1=2*G2*thickness^2/(3*radius^2)</text:p>
      <text:p text:style-name="P22"><text:tab/>B1=4*G2*(thickness+Radius)/(Radius^3*thickness^2)//same as rod</text:p>
      <text:p text:style-name="P22"><text:tab/>P1=4</text:p>
      <text:p text:style-name="P22"><text:tab/>QstarVector=Q/(erf(Q*Rg2/sqrt(6)))^3</text:p>
      <text:p text:style-name="P22"><text:tab/>A=G2*exp(-Q^2*Rg2^2/3)+(B2/QstarVector^P2) * exp(-RGCO2^2 * Q^2/3)</text:p>
      <text:p text:style-name="P22"><text:tab/>QstarVector=Q/(erf(Q*Rg1/sqrt(6)))^3</text:p>
      <text:p text:style-name="P22"><text:tab/>F^2 = A + G1*exp(-Q^2*Rg1^2/3)+(B1/QstarVector^P1)</text:p>
      <text:p text:style-name="P2"/>
      <text:p text:style-name="P22">Example for R=250A and thickness 10A compared with the cylinder</text:p>
      <text:p text:style-name="P2"><text:soft-page-break/></text:p>
      <text:p text:style-name="P2"><draw:frame text:anchor-type="paragraph" draw:z-index="56" draw:style-name="gr3" draw:text-style-name="P49" svg:width="6.1067in" svg:height="3.7685in" svg:x="0.0008in" svg:y="0in"><draw:image xlink:href="Pictures/2000036A00003C960000256403341F85.wmf" xlink:type="simple" xlink:show="embed" xlink:actuate="onLoad"><text:p/></draw:image></draw:frame></text:p>
      <text:p text:style-name="P2"/>
      <text:p text:style-name="P2"/>
      <text:p text:style-name="P22">*********************************************************************************************</text:p>
      <text:p text:style-name="P22">*********************************************************************************************</text:p>
      <text:p text:style-name="P22">*********************************************************************************************</text:p>
      <text:p text:style-name="P2"/>
      <text:p text:style-name="P20">2.10. CoreShell</text:p>
      <text:p text:style-name="P2"/>
      <text:p text:style-name="P22">Note, this form factor calculation also includes integration over the width of bin in radii (same as integrated spheroid and cylinder).</text:p>
      <text:p text:style-name="P2"/>
      <text:p text:style-name="P27">Note: Input contrast is delta-rho-squared of core to surrounding (solvent/matrix)! this is very important to keep in mind.</text:p>
      <text:p text:style-name="P2"/>
      <text:p text:style-name="P22">Note, that there is volume definition choice you need to do: Whole particle, core, or shell, as appropriate for given problem. This volume definition is used for all volume calculations for this particle. It is global parameter for all core shell cylinder or core shell calls in the WHOLE EXPERIMENT…. <text:s/></text:p>
      <text:p text:style-name="P2"/>
      <text:p text:style-name="P22">Code (heavily simplified!):</text:p>
      <text:p text:style-name="P2"/>
      <text:p text:style-name="P22"><text:tab/>Contrast = CoreRho - ShellRho</text:p>
      <text:p text:style-name="P22"><text:tab/>//core</text:p>
      <text:p text:style-name="P22"><text:tab/>Result1=(3/(Q*R)^3)*(sin(Q*R)-(Q*R*cos(Q*R))) <text:s/>* Contrast * (4/3 * pi * R^3)</text:p>
      <text:p text:style-name="P22"><text:tab/><text:tab/></text:p>
      <text:p text:style-name="P22"><text:tab/>//Now add the shell (skin) , thickness Rshell</text:p>
      <text:p text:style-name="P22"><text:tab/>r = R+Rshell</text:p>
      <text:p text:style-name="P22"><text:soft-page-break/><text:tab/>Contrast = ShellRho - SolventRho</text:p>
      <text:p text:style-name="P22"><text:tab/>Result2 = (3/(Q*r)^3)*(sin(Q*r)-(Q*r*cos(Q*r))) * Contrast * (4/3 * pi * r^3)<text:tab/><text:tab/><text:tab/></text:p>
      <text:p text:style-name="P2"/>
      <text:p text:style-name="P22"><text:tab/>//summ them together and normalize by the total particle volume</text:p>
      <text:p text:style-name="P22"><text:tab/>F^2 =( result1 + result2 )^2 / Volume </text:p>
      <text:p text:style-name="P2"/>
      <text:p text:style-name="P23">Volume definition depends on the setting of above discussed global parameter and is either:</text:p>
      <text:p text:style-name="P23">Whole particle volume = 4/3 * pi * (R+r)^3</text:p>
      <text:p text:style-name="P23">Core volume = 4/3 * pi * R^3</text:p>
      <text:p text:style-name="P23">Shell volume = 4/3 * pi * r^3</text:p>
      <text:p text:style-name="P3"/>
      <text:p text:style-name="P23">Make sure your choice is appropriate</text:p>
      <text:p text:style-name="P3"/>
      <text:p text:style-name="P22">Note, that to my surprise these calculations (copied from NIST Form factors) do not normalize correctly to 1 at low q. The reason is that the weighting is done by volume and contrast. I'll need to look into this again and in detail...</text:p>
      <text:p text:style-name="P2"/>
      <text:p text:style-name="P2"/>
      <text:p text:style-name="P22">Example, Radius 50A, skin thickness 10A, contrast ratio 0.6</text:p>
      <text:p text:style-name="P2"><draw:frame draw:style-name="fr1" draw:name="graphics19" text:anchor-type="as-char" svg:width="4.8626in" svg:height="2.9161in" draw:z-index="37"><draw:image xlink:href="Pictures/20000E310000027800000180250AD5B5.pct" xlink:type="simple" xlink:show="embed" xlink:actuate="onLoad"/></draw:frame></text:p>
      <text:p text:style-name="P2"/>
      <text:p text:style-name="P22">*********************************************************************************************</text:p>
      <text:p text:style-name="P22">*********************************************************************************************</text:p>
      <text:p text:style-name="P22">*********************************************************************************************</text:p>
      <text:p text:style-name="P2"/>
      <text:p text:style-name="P20">2.11. Core shell cylinder</text:p>
      <text:p text:style-name="P2"/>
      <text:p text:style-name="P22">Note, this form factor calculation also includes integration over the width of bin in radii (same as integrated spheroid and cylinder).</text:p>
      <text:p text:style-name="P2"/>
      <text:p text:style-name="P22">This code has been developed some time ago and I am not sure about it's function...</text:p>
      <text:p text:style-name="P2"/>
      <text:p text:style-name="P22">Code <text:s/>which is being used is direct copy of NIST Core shell cylinder.</text:p>
      <text:p text:style-name="P2"/>
      <text:p text:style-name="P2"><text:span text:style-name="T2">Note, that there is volume definition choice you need to do: Whole particle, core, or shell, as appropriate for given </text:span><text:soft-page-break/><text:span text:style-name="T2">problem. This volume definition is used for all volume calculations for this particle. It is global parameter for all core shell cylinder or core shell calls in the WHOLE EXPERIMENT…. <text:s/></text:span></text:p>
      <text:p text:style-name="P2"/>
      <text:p text:style-name="P23">Volume definition depends on the setting of above discussed global parameter and is either:</text:p>
      <text:p text:style-name="P23">Whole particle volume = <text:s/>pi * (R+r)^2 * (L+2*r)</text:p>
      <text:p text:style-name="P23">Core volume = pi * R^2 * L</text:p>
      <text:p text:style-name="P23">Shell volume = pi * r^2 * L</text:p>
      <text:p text:style-name="P2"/>
      <text:p text:style-name="P2"><draw:frame text:anchor-type="paragraph" draw:z-index="57" draw:style-name="gr3" draw:text-style-name="P49" svg:width="6.328in" svg:height="4.1697in" svg:x="0in" svg:y="0in"><draw:image xlink:href="Pictures/2000033C00003ECA00002960276DA13C.wmf" xlink:type="simple" xlink:show="embed" xlink:actuate="onLoad"><text:p/></draw:image></draw:frame></text:p>
      <text:p text:style-name="P22">*********************************************************************************************</text:p>
      <text:p text:style-name="P22">*********************************************************************************************</text:p>
      <text:p text:style-name="P22">*********************************************************************************************</text:p>
      <text:p text:style-name="P2"/>
      <text:p text:style-name="P20">2.12. Fractal Aggregate</text:p>
      <text:p text:style-name="P2"/>
      <text:p text:style-name="P22">This form factor was requested by Dale Schaefer and I cannot very well guarantee its functionality....</text:p>
      <text:p text:style-name="P2"/>
      <text:p text:style-name="P22">code:</text:p>
      <text:p text:style-name="P2"/>
      <text:p text:style-name="P22"><text:tab/>f = IR1T_CalcSphereFormFactor(Qw[p],(2*Param1))<text:tab/><text:tab/><text:tab/></text:p>
      <text:p text:style-name="P22"><text:tab/>//calculates the F(Q,r) part fo formula </text:p>
      <text:p text:style-name="P22"><text:tab/>//this is same as for sphere of diameter = 2*Param1 </text:p>
      <text:p text:style-name="P22"><text:tab/>//(= radius of primary particle, which is hard sphere)</text:p>
      <text:p text:style-name="P22"><text:tab/>//fractal part is next<text:tab/><text:tab/><text:tab/><text:tab/><text:tab/><text:tab/><text:tab/><text:tab/><text:tab/><text:tab/></text:p>
      <text:p text:style-name="P22"><text:tab/>F^2 =f^2 * IR1T_CalculateFractAggSQPoints(Qw[p],currentR,Param1, Param2)</text:p>
      <text:p text:style-name="P22"><text:tab/></text:p>
      <text:p text:style-name="P22"><text:soft-page-break/>where</text:p>
      <text:p text:style-name="P22">IR1T_CalculateFractAggSQPoints(Qvalue,R,r0, D) is </text:p>
      <text:p text:style-name="P22"><text:tab/> <text:s text:c="2"/>QR=Qvalue*R<text:tab/></text:p>
      <text:p text:style-name="P22"><text:tab/> <text:s text:c="2"/>part1=1</text:p>
      <text:p text:style-name="P22"><text:tab/> <text:s text:c="2"/>part2=(qR*r0/R)^-D</text:p>
      <text:p text:style-name="P22"><text:s/><text:tab/> <text:s text:c="2"/>part3=D*(exp(gammln(D-1)))</text:p>
      <text:p text:style-name="P22"><text:tab/> <text:s text:c="2"/>part5= (1+(qR)^-2)^((D-1)/2)</text:p>
      <text:p text:style-name="P22"><text:tab/> <text:s text:c="2"/>part4=abs(sin((D-1)*atan(qR)))</text:p>
      <text:p text:style-name="P22"><text:tab/> <text:s text:c="3"/>return (part1+part2*part3*part4/part5)<text:tab/></text:p>
      <text:p text:style-name="P2"/>
      <text:p text:style-name="P22">Note, that parameters are :</text:p>
      <text:p text:style-name="P22">Param1 - radius of primary particle</text:p>
      <text:p text:style-name="P22">param2<text:tab/>- fractal dimension of the fractal particles</text:p>
      <text:p text:style-name="P2"/>
      <text:p text:style-name="P2"/>
      <text:p text:style-name="P22">Example for R=100A, radius of primary particle 10 A and fractal dimension 2.5.</text:p>
      <text:p text:style-name="P2"><draw:frame draw:style-name="fr1" draw:name="graphics20" text:anchor-type="as-char" svg:width="4.672in" svg:height="2.8126in" draw:z-index="39"><draw:image xlink:href="Pictures/20000ECA0000027000000178B82DC52D.pct" xlink:type="simple" xlink:show="embed" xlink:actuate="onLoad"/></draw:frame></text:p>
      <text:p text:style-name="P2"/>
      <text:p text:style-name="P22">Comment: Note, that this is not scaled correctly at all... I have no idea why - apparently this formula is either wrongly coded or plainly does not behave right. </text:p>
      <text:p text:style-name="P2"/>
      <text:p text:style-name="P6">******************************************************************************</text:p>
      <text:p text:style-name="Text_20_body">******************************************************************************</text:p>
      <text:p text:style-name="Text_20_body">******************************************************************************</text:p>
      <text:p text:style-name="P17">2.13. Core-shell-shell</text:p>
      <text:p text:style-name="P8">This form factor has been provided by Fan Zhang, many thanks to him. </text:p>
      <text:p text:style-name="P8">Description of the model:</text:p>
      <text:p text:style-name="P9"><text:soft-page-break/><draw:frame draw:style-name="fr2" draw:name="graphics28" text:anchor-type="as-char" svg:width="2.5264in" svg:height="2.4736in" draw:z-index="58"><draw:image xlink:href="../../../../Library/Caches/TemporaryItems/msoclip/0/clip_image002.png" xlink:type="simple" xlink:show="embed" xlink:actuate="onLoad"/><svg:title>Description: Core-shell-shell-schematic.jpg</svg:title></draw:frame></text:p>
      <text:p text:style-name="P8">Scattering Length Density:</text:p>
      <text:p text:style-name="P9"><draw:frame draw:style-name="fr2" draw:name="graphics29" text:anchor-type="as-char" svg:width="3.5055in" svg:height="2.6311in" draw:z-index="59"><draw:image xlink:href="../../../../Library/Caches/TemporaryItems/msoclip/0/clip_image004.png" xlink:type="simple" xlink:show="embed" xlink:actuate="onLoad"/><svg:title>Description: Core-shell-shell.jpg</svg:title></draw:frame></text:p>
      <text:p text:style-name="P8">List of Model Parameters:</text:p>
      <text:p text:style-name="Text_20_body"><text:span text:style-name="T15">·</text:span><text:span text:style-name="T14"> </text:span><text:span text:style-name="T19">R</text:span><text:span text:style-name="T17">1</text:span> <text:span text:style-name="T18">: core radius</text:span></text:p>
      <text:p text:style-name="Text_20_body"><text:span text:style-name="T15">·</text:span><text:span text:style-name="T14"> </text:span><text:span text:style-name="T19">R</text:span><text:span text:style-name="T17">2</text:span> <text:span text:style-name="T18">: outer radius of the first shell</text:span></text:p>
      <text:p text:style-name="Text_20_body"><text:span text:style-name="T15">·</text:span><text:span text:style-name="T14"> </text:span><text:span text:style-name="T19">R</text:span><text:span text:style-name="T17">3</text:span> <text:span text:style-name="T18">: outer radius of the second shell</text:span></text:p>
      <text:p text:style-name="Text_20_body"><text:span text:style-name="T15">·</text:span><text:span text:style-name="T14"> </text:span><text:span text:style-name="T19">ρ</text:span><text:span text:style-name="T17">0</text:span> <text:span text:style-name="T18">: scattering length density of the matrix</text:span></text:p>
      <text:p text:style-name="Text_20_body"><text:span text:style-name="T15">·</text:span><text:span text:style-name="T14"> </text:span><text:span text:style-name="T19">ρ</text:span><text:span text:style-name="T17">1</text:span> <text:span text:style-name="T18">: scattering length density of the core</text:span></text:p>
      <text:p text:style-name="Text_20_body"><text:span text:style-name="T15">·</text:span><text:span text:style-name="T14"> </text:span><text:span text:style-name="T19">ρ</text:span><text:span text:style-name="T17">2</text:span> <text:span text:style-name="T18">: scattering length density of the first shell</text:span></text:p>
      <text:p text:style-name="Text_20_body"><text:span text:style-name="T15">·</text:span><text:span text:style-name="T14"> </text:span><text:span text:style-name="T19">ρ</text:span><text:span text:style-name="T17">3</text:span> <text:span text:style-name="T18">: scattering length density of the second shell</text:span></text:p>
      <text:p text:style-name="P8">First-order Bessel function of the first kind is defined as </text:p>
      <text:p text:style-name="P9"><text:soft-page-break/><draw:frame draw:style-name="fr2" draw:name="graphics30" text:anchor-type="as-char" svg:width="1.2634in" svg:height="0.3472in" draw:z-index="60"><draw:image xlink:href="../../../../Library/Caches/TemporaryItems/msoclip/0/clip_image006.png" xlink:type="simple" xlink:show="embed" xlink:actuate="onLoad"/></draw:frame><text:span text:style-name="T18">.</text:span></text:p>
      <text:p text:style-name="P8">Volume is defined as </text:p>
      <text:p text:style-name="P9"><draw:frame draw:style-name="fr2" draw:name="graphics31" text:anchor-type="as-char" svg:width="0.6in" svg:height="0.3472in" draw:z-index="62"><draw:image xlink:href="../../../../Library/Caches/TemporaryItems/msoclip/0/clip_image008.png" xlink:type="simple" xlink:show="embed" xlink:actuate="onLoad"/></draw:frame><text:span text:style-name="T18">.</text:span></text:p>
      <text:p text:style-name="P8">Form factor of the core-shell-shell structure is:</text:p>
      <text:p text:style-name="P9"><draw:frame draw:style-name="fr2" draw:name="graphics32" text:anchor-type="as-char" svg:width="3.7575in" svg:height="0.3791in" draw:z-index="63"><draw:image xlink:href="../../../../Library/Caches/TemporaryItems/msoclip/0/clip_image010.png" xlink:type="simple" xlink:show="embed" xlink:actuate="onLoad"/></draw:frame><text:span text:style-name="T18">.</text:span></text:p>
      <text:p text:style-name="Text_20_body">Volume definition depends on the setting of global parameter described in Core-shell form factor and is either:</text:p>
      <text:p text:style-name="Text_20_body">Whole particle volume = 4/3 * pi * (R+r)^3</text:p>
      <text:p text:style-name="Text_20_body">Core volume = 4/3 * pi * R^3</text:p>
      <text:p text:style-name="Text_20_body">Shell volume = 4/3 * pi * r^3</text:p>
      <text:p text:style-name="Text_20_body">Where shell thickness “r” is sum of the two shell thicknesses (R<text:span text:style-name="T16">3</text:span>-R<text:span text:style-name="T16">1</text:span>).</text:p>
      <text:p text:style-name="Text_20_body">Make sure your choice is appropriate</text:p>
      <text:p text:style-name="Text_20_body"/>
      <text:p text:style-name="Text_20_body">2.13 SphereWHSLocMonoSq</text:p>
      <text:p text:style-name="Text_20_body">This is form factor combined with structure factor – Based on Jan Skov Pedersen J. Appl. Cryst paper : J. Appl. Cryst. (1994) 27, 595-608. The model is locally mono dispersed system, therefore locally one can use spheres Form factor combined with structure factor. </text:p>
      <text:p text:style-name="Text_20_body">For each bin here the code calculates F(Q,R)^2 * S(Q,D,phi), where D ~ R via input parameter. Phi is simply fraction of Percus Yevic structure factor. </text:p>
      <text:p text:style-name="Text_20_body"/>
      <text:p text:style-name="Text_20_body">The result is different than multiplying dilute system by Structure factor – that assumes that the distance for Structure factor is the same for all sizes. In this case the ratio of distance to size of particle is the same. We assume here that the phi is the same for all sizes.</text:p>
      <text:p text:style-name="Text_20_body"/>
      <text:p text:style-name="Text_20_body">Suffise to say, that using this form factor with another structure factor is meaningless and garbage will be produced. <text:s text:c="2"/></text:p>
      <text:p text:style-name="P2"/>
      <text:p text:style-name="P2"/>
      <text:p text:style-name="P19"><text:line-break/></text:p>
      <text:p text:style-name="P30">3. Testing and using Form factors in users own code</text:p>
      <text:p text:style-name="P2"/>
      <text:p text:style-name="P21">To verify that the form factor works for you and to use the form factor if your own functions use following process and functions:</text:p>
      <text:p text:style-name="P2"/>
      <text:p text:style-name="P16"><text:span text:style-name="T7">1. </text:span><text:span text:style-name="T6">Generate Q wave with Qs for which the data are to be calculated </text:span></text:p>
      <text:p text:style-name="P16"><text:span text:style-name="T7">2. </text:span><text:span text:style-name="T6">Generate intensity wave (will be redimesnioned as necessary, so the only thing is, it should be double precision). </text:span></text:p>
      <text:p text:style-name="P16"><text:span text:style-name="T7">3. </text:span><text:span text:style-name="T6">Generate distributipon of radii wave - if you want to use single R, create wave with single point </text:span></text:p>
      <text:p text:style-name="P16"><text:span text:style-name="T7">4. </text:span><text:span text:style-name="T6">decide what you want to calculate:</text:span></text:p>
      <text:p text:style-name="P41"><text:tab/>F^2<text:tab/><text:tab/><text:tab/>powerFct=0</text:p>
      <text:p text:style-name="P41"><text:tab/>V*F^2<text:tab/><text:tab/>powerFct=1</text:p>
      <text:p text:style-name="P41"><text:tab/>V^2 * F^2<text:tab/><text:tab/>powerFct=2</text:p>
      <text:p text:style-name="P16"/>
      <text:p text:style-name="P16"><text:span text:style-name="T7">5.</text:span><text:span text:style-name="T6"> Run following command:</text:span></text:p>
      <text:p text:style-name="P42">IR1T_GenerateGMatrix(R_FF,Q_wave,R_dist,powerFct,"form factor name",param1,param2,param3,param4,param5, "", "")</text:p>
      <text:p text:style-name="P16"/>
      <text:p text:style-name="P41">This function will return R_intensity, which is generally matrix with dimensions</text:p>
      <text:p text:style-name="P41">numpoints(Q_vector) x numpoints(R_dist), if R_dist has 1 point only, returned is wave</text:p>
      <text:p text:style-name="P41">(vector) as expected and reasonable...</text:p>
      <text:p text:style-name="P2"><text:span text:style-name="T6">The </text:span><text:span text:style-name="T8">param1 - param5</text:span><text:span text:style-name="T6"> are form factor parameters, as desribed in chapter 1, the "" at the end are for user form factor functions (there go the strings with names of user form factor and volume function).</text:span></text:p>
      <text:p text:style-name="P2"><text:span text:style-name="T6">"</text:span><text:span text:style-name="T8">form factor name</text:span><text:span text:style-name="T6">" is name from list in chapter 1.</text:span></text:p>
      <text:p text:style-name="P16"/>
      <text:p text:style-name="P16"/>
      <text:p text:style-name="P16"><text:span text:style-name="T7">6. </text:span><text:span text:style-name="T6">Create log-log plot of the data if R_dist has single point. If R_dist has more point, well, you have to pull out the right column of data you need to plot. </text:span></text:p>
      <text:p text:style-name="P16"/>
      <text:p text:style-name="P41">Note, that if the IR1T_GenerateGMatrix function returns wave of NaN values if unknown name of form factor is passed in. </text:p>
      <text:p text:style-name="P2"/>
      <text:p text:style-name="P2"/>
      <text:p text:style-name="P19">Example of code:</text:p>
      <text:p text:style-name="P2"/>
      <text:p text:style-name="P42">make/N=100 Q_wave</text:p>
      <text:p text:style-name="P42">Q_wave=0.001+p/100 </text:p>
      <text:p text:style-name="P42"><text:tab/>//will create 100 points wave with values 0.001 to 1) values </text:p>
      <text:p text:style-name="P42">Make/O/D R_FF</text:p>
      <text:p text:style-name="P42"><text:tab/>//makes some place for form factor</text:p>
      <text:p text:style-name="P42">make R_dist</text:p>
      <text:p text:style-name="P42">R_dist=50 </text:p>
      <text:p text:style-name="P42">//or </text:p>
      <text:p text:style-name="P42">//make/N=3 R_dist</text:p>
      <text:p text:style-name="P42">//R_dist={10,50,100} </text:p>
      <text:p text:style-name="P42"><text:soft-page-break/><text:tab/>//creates R distribution and sets values</text:p>
      <text:p text:style-name="P42">IR1T_GenerateGMatrix(R_FF,Q_wave,R_dist,powerFct,"form factor name",param1,param2,param3,param4,param5, "", "")</text:p>
      <text:p text:style-name="P42"><text:tab/>//Note, above lines belong on one line together!</text:p>
      <text:p text:style-name="P42"><text:tab/>// replace powerFct with 0, 1,or 2!</text:p>
      <text:p text:style-name="P42">// replace "form factor name" with name of form factor you want to use</text:p>
      <text:p text:style-name="P42">Display R_FF vs Q_wave</text:p>
      <text:p text:style-name="P42">ModifyGraph log=1 </text:p>
      <text:p text:style-name="P22"><text:tab/>//creates log-log graph of </text:p>
      <text:p text:style-name="P2"/>
      <text:p text:style-name="P2"/>
      <text:p text:style-name="P2"/>
      <text:h text:style-name="P44" text:outline-level="1"/>
      <text:h text:style-name="P45" text:outline-level="1">Structure factors</text:h>
      <text:p text:style-name="P2"/>
      <text:p text:style-name="P22">This is list of library of structure factors. These structure factors enable to deal with limited S(Q) effects in Irena package. The functionality is provided by library, which can be called by any other user code. The library provides also GUI for setting the user parameters. In principle, further structure factors can be added if they have less than 5 parameters.</text:p>
      <text:p text:style-name="P2"/>
      <text:p text:style-name="P2"/>
      <text:h text:style-name="P46" text:outline-level="2">Interferences</text:h>
      <text:p text:style-name="P2"/>
      <text:p text:style-name="P5"><text:span text:style-name="T2">This is original structure factor in Irena package. It has been provided as part of Unified fit model by Gregg Beaucage and is listed in his publication:</text:span><text:span text:style-name="T9"> Beaucage, G. (1995). Chapter 9 in “Hybrid Organic-Inorganic Composites”, ACS symposium Series 585, edited by J. E. Mark, C. Y-C. Lee, and P. A. Bianconi, 207</text:span><text:span text:style-name="T12">th</text:span><text:span text:style-name="T9"> National Meeting of the American Chemical Society, San Diego, CA, March 13-17, 1994. American Chemical Society, Washington, DC 1995</text:span><text:span text:style-name="T2">. Pg. 97 – 111.</text:span></text:p>
      <text:p text:style-name="P2"/>
      <text:p text:style-name="P7"><draw:frame draw:style-name="fr3" draw:name="Object1" text:anchor-type="as-char" svg:width="2.9035in" svg:height="0.6811in" draw:z-index="61"><draw:object-ole xlink:href="./Obj100" xlink:type="simple" xlink:show="embed" xlink:actuate="onLoad"/><draw:image xlink:href="./ObjectReplacements/Obj100" xlink:type="simple" xlink:show="embed" xlink:actuate="onLoad"/></draw:frame></text:p>
      <text:p text:style-name="P24"><text:tab/></text:p>
      <text:p text:style-name="P22">Note, that this model is, for most practical purposes, close to Hard spheres model with different definition of the parameters k (“pack”) and ζ (“ETA”). Modeling II extends the capabilities by including three more structure factors using code available from NIST Igor package (ref). Included are now: Hard spheres, Square Well, and Sticky Hard Spheres, which can be used in addition to interferences model above and no structure factor (dilute limit). </text:p>
      <text:p text:style-name="P2"/>
      <text:p text:style-name="P2"><draw:frame draw:style-name="fr1" draw:name="graphics21" text:anchor-type="as-char" svg:width="5.4366in" svg:height="3.1874in" draw:z-index="41"><draw:image xlink:href="Pictures/200005DE0000024A00000158098F51AB.pct" xlink:type="simple" xlink:show="embed" xlink:actuate="onLoad"/></draw:frame></text:p>
      <text:p text:style-name="P2"/>
      <text:p text:style-name="P2"/>
      <text:h text:style-name="P46" text:outline-level="2"><text:soft-page-break/>Hard spheres</text:h>
      <text:p text:style-name="P2"><text:span text:style-name="T2">The code for this structure factor has been copied from NIST SAS macros (</text:span><text:span text:style-name="T9">Kline, S. R. (2006). J Appl Crystallogr </text:span><text:span text:style-name="T10">39</text:span><text:span text:style-name="T9">, 895-900).</text:span><text:span text:style-name="T2"> Please, give them credit when using this structure factor. (</text:span><text:span text:style-name="T13">http://www.ncnr.nist.gov/programs/sans/data/data_anal.html</text:span><text:span text:style-name="T2">)…</text:span></text:p>
      <text:p text:style-name="P2"/>
      <text:p text:style-name="P22">This is graph of NIST model and Irena implementation. </text:p>
      <text:p text:style-name="P2"><draw:frame draw:style-name="fr1" draw:name="graphics22" text:anchor-type="as-char" svg:width="4.2398in" svg:height="2.5925in" draw:z-index="43"><draw:image xlink:href="Pictures/200005FA000002510000016B713F0925.pct" xlink:type="simple" xlink:show="embed" xlink:actuate="onLoad"/></draw:frame></text:p>
      <text:p text:style-name="P2"/>
      <text:p text:style-name="P2"/>
      <text:p text:style-name="P2"/>
      <text:h text:style-name="P46" text:outline-level="2">Sticky hard spheres</text:h>
      <text:p text:style-name="P5"><text:span text:style-name="T2">The code for this structure factor has been copied from NIST SAS macros (</text:span><text:span text:style-name="T9">Kline, S. R. (2006). J Appl Crystallogr </text:span><text:span text:style-name="T10">39</text:span><text:span text:style-name="T9">, 895-900).</text:span><text:span text:style-name="T2"> Please, give them credit when using this structure factor. (</text:span><text:span text:style-name="T13">http://www.ncnr.nist.gov/programs/sans/data/data_anal.html</text:span><text:span text:style-name="T2">)…</text:span></text:p>
      <text:p text:style-name="P2"/>
      <text:p text:style-name="P2"><draw:frame draw:style-name="fr1" draw:name="graphics23" text:anchor-type="as-char" svg:width="4.6319in" svg:height="2.4228in" draw:z-index="45"><draw:image xlink:href="Pictures/20000B380000023300000127F39E293A.pct" xlink:type="simple" xlink:show="embed" xlink:actuate="onLoad"/></draw:frame></text:p>
      <text:p text:style-name="P2"/>
      <text:p text:style-name="P2"/>
      <text:p text:style-name="P2"/>
      <text:h text:style-name="P46" text:outline-level="2"><text:soft-page-break/>Square well </text:h>
      <text:p text:style-name="P2"><text:span text:style-name="T2">The code for this structure factor has been copied from NIST SAS macros (</text:span><text:span text:style-name="T9">Kline, S. R. (2006). J Appl Crystallogr </text:span><text:span text:style-name="T10">39</text:span><text:span text:style-name="T9">, 895-900).</text:span><text:span text:style-name="T2"> Please, give them credit when using this structure factor. (</text:span><text:span text:style-name="T13">http://www.ncnr.nist.gov/programs/sans/data/data_anal.html</text:span><text:span text:style-name="T2">)…</text:span></text:p>
      <text:p text:style-name="P2"/>
      <text:p text:style-name="P2"><draw:frame draw:style-name="fr1" draw:name="graphics24" text:anchor-type="as-char" svg:width="4.8189in" svg:height="2.9799in" draw:z-index="47"><draw:image xlink:href="Pictures/200005D4000002370000015FE79A6B8C.pct" xlink:type="simple" xlink:show="embed" xlink:actuate="onLoad"/></draw:frame></text:p>
      <text:p text:style-name="P2"/>
      <text:p text:style-name="P2"/>
      <text:h text:style-name="P46" text:outline-level="2">Hayter Penfold MSA model </text:h>
      <text:p text:style-name="P2"><text:span text:style-name="T2">The code for this structure factor has been copied from NIST SAS macros (</text:span><text:span text:style-name="T9">Kline, S. R. (2006).</text:span><text:span text:style-name="T2"> For any details on the use of these, please see the original code and description from NIST data analysis package (</text:span><text:span text:style-name="T13">http://www.ncnr.nist.gov/programs/sans/data/data_anal.html</text:span><text:span text:style-name="T2">)… Please, give them credit when using this structure factor. </text:span></text:p>
      <text:p text:style-name="P2"/>
      <text:p text:style-name="P4"><text:soft-page-break/><draw:frame draw:style-name="fr1" draw:name="graphics25" text:anchor-type="as-char" svg:width="4.8165in" svg:height="4.2366in" draw:z-index="49"><draw:image xlink:href="Pictures/2000BD42000002570000020FDF68C6B4.pct" xlink:type="simple" xlink:show="embed" xlink:actuate="onLoad"/></draw:frame></text:p>
      <text:p text:style-name="P25">This is graph fro standard NIST set of parameters for both Irena package (black line) and NIST package (red dots). Both assume ONLY structure factor (Form factor is set to 1). The parameters were:</text:p>
      <text:p text:style-name="P25">Diameter (A)<text:tab/>41.5 <text:s/>NOTE: Irena uses here radius, which is converted to diameter inside the structure factor. This is to keep consistency with other structure factors. </text:p>
      <text:p text:style-name="P25">Charge<text:tab/>19</text:p>
      <text:p text:style-name="P25">Volume Fraction<text:tab/>0.0192</text:p>
      <text:p text:style-name="P25">Temperature(K)<text:tab/>298</text:p>
      <text:p text:style-name="P25">monovalent salt conc. (M)<text:tab/>0</text:p>
      <text:p text:style-name="P25">dielectric constant of solvent<text:tab/>78</text:p>
      <text:p text:style-name="P25">Units are mentioned in the help for each filed on the Structure factor panel (you may have to enable help on Mac, it is shown always on PC in the bottom left corner of the Igor window). </text:p>
      <text:p text:style-name="P27">Important note: this is comment from original NIST code….</text:p>
      <text:p text:style-name="P27">// <text:s text:c="5"/>*** NOTE **** <text:s/>THIS CALCULATION REQUIRES THAT THE NUMBER OF </text:p>
      <text:p text:style-name="P27">// <text:s text:c="20"/>Q-VALUES AT WHICH THE S(Q) IS CALCULATED BE</text:p>
      <text:p text:style-name="P27">// <text:s text:c="20"/>A POWER OF 2</text:p>
      <text:p text:style-name="P27">//!!!!! this is at this time NOT enforced in Irena implementation... </text:p>
      <text:p text:style-name="P27">// <text:s/>I am not sure if this is really problem or not.</text:p>
      <text:p text:style-name="P27">// <text:s text:c="3"/>How do I find out? Users need to test this for me and if necessary, I need to try it out. </text:p>
      <text:p text:style-name="P27">// in my testing there was NO problem with the results when the number of q pointds was arbitrary number of points... </text:p>
      <text:p text:style-name="P2"/>
      <text:h text:style-name="P46" text:outline-level="2">Inteprecipiatate SF</text:h>
      <text:p text:style-name="P2"><text:span text:style-name="T2">The code for this structure factor has been created on user request for study of precipitation in metals. It is based on formula 6 from APPLIED PHYSICS LETTERS 93, 161904 (2008), Study of nanoprecipitates in a nickel-based superalloy using small-angle neutron scattering and transmission electron microscopy by : E-Wen Huang, Peter K. </text:span><text:soft-page-break/><text:span text:style-name="T2">Liaw, Lionel Porcar, Yun Liu, Yee-Lang Liu, Ji-Jung Kai, and Wei-Ren Chen. This manuscript refers for this formula to paper by R. Giordano, A. Grasso, and J. Teixeira, Phys. Rev. A 43, 6894 (1991). I did not look up original reference, so check it youself to make sure theformula is OK… <text:s/></text:span></text:p>
      <text:p text:style-name="P2"/>
      <text:p text:style-name="P22">Structure factor has two parameters - L distance and sigma <text:s/>- root-mean-square deviation (ordering factor):</text:p>
      <text:p text:style-name="P2"/>
      <text:p text:style-name="P2"><draw:frame draw:style-name="fr1" draw:name="graphics26" text:anchor-type="as-char" svg:width="5.6252in" svg:height="1.6252in" draw:z-index="51"><draw:image xlink:href="Pictures/20000005000001960000007602EE14E7.pct" xlink:type="simple" xlink:show="embed" xlink:actuate="onLoad"/></draw:frame></text:p>
      <text:p text:style-name="P22">In Igor code this is programmed:</text:p>
      <text:p text:style-name="P2"/>
      <text:p text:style-name="P22">top = 1 - exp(-(Q^2*sigma^2)/4)*cos(Q*L)</text:p>
      <text:p text:style-name="P22">bot = 1-2*exp(-(Q^2 * sigma^2)/4)* cos(Q*L) + exp(-(Q^2*sigma^2)/2)</text:p>
      <text:p text:style-name="P2"/>
      <text:p text:style-name="P22">S(Q,L,sigma) = 2*(top/bot) - 1</text:p>
      <text:p text:style-name="P2"/>
      <text:p text:style-name="P22">This is model of the SF for L=200 and Sigma=20 (Sigma/L=10). I have no way of testing this so this formula has not been checked against any data. </text:p>
      <text:p text:style-name="P2"><draw:frame draw:style-name="fr1" draw:name="graphics27" text:anchor-type="as-char" svg:width="6.498in" svg:height="3.4043in" draw:z-index="53"><draw:image xlink:href="Pictures/10000201000008800000047408DBD1B4.png" xlink:type="simple" xlink:show="embed" xlink:actuate="onLoad"/></draw:frame></text:p>
      <text:p text:style-name="P2"/>
      <text:p text:style-name="P2"/>
      <text:h text:style-name="P46" text:outline-level="2">Calling the library and use</text:h>
      <text:p text:style-name="P2"/>
      <text:p text:style-name="P22"><text:soft-page-break/>Users can use built in library in their own code using following calls:</text:p>
      <text:p text:style-name="P2"/>
      <text:p text:style-name="P22">1. initialize by calling: IR2S_InitStructureFactors()</text:p>
      <text:p text:style-name="P22"><text:tab/>this is where the list of known structure factors is:</text:p>
      <text:p text:style-name="P22"><text:tab/>SVAR ListOfStructureFactors=root:Packages:StructureFactorCalc:ListOfStructureFactors</text:p>
      <text:p text:style-name="P2"/>
      <text:p text:style-name="P22">2. use by calling: IR2S_CalcStructureFactor(SFname,Qvalue,Param1,Param2,Param3,Param4,Param5,Param6)</text:p>
      <text:p text:style-name="P2"/>
      <text:p text:style-name="P28">I(Q) = I(Q, dilute limit) * IR2S_CalcStructureFactor(SFname,Qvalue,Param1,Param2,Param3,Param4,Param5,Param6)</text:p>
      <text:p text:style-name="P2"/>
      <text:p text:style-name="P22"><text:tab/>//Dilute system;Interferences;HardSpheres;SquareWell;StickyHardSpheres;HayterPenfoldMSA</text:p>
      <text:p text:style-name="P2"/>
      <text:p text:style-name="P2"/>
      <text:p text:style-name="P22">3. Get panel by calling: </text:p>
      <text:p text:style-name="P22">IR2S_MakeSFParamPanel(TitleStr,SFStr,P1Str,FitP1Str,LowP1Str,HighP1Str,P2Str,FitP2Str,LowP2Str,HighP2Str,P3Str,FitP3Str,LowP3Str,HighP3Str,P4Str,FitP4Str,LowP4Str,HighP4Str,P5Str,FitP5Str,LowP5Str,HighP5Str, P6Str,FitP6Str,LowP6Str,HighP6Str,SFUserSFformula)</text:p>
      <text:p text:style-name="P22"><text:tab/>to disallow fitting of parameters, simply set FitP1Str="" etc. </text:p>
      <text:p text:style-name="P43">then do not have to set low and high limits ...</text:p>
      <text:p text:style-name="P2"/>
      <text:p text:style-name="P22">Structure factors package...</text:p>
      <text:p text:style-name="P22">IR2_OldInterferences<text:tab/><text:tab/><text:tab/>this is roughly hard spheres (close to Percus-Yevick model, not exactly), the ETA = 2* radius and Phi = 8 * vol. fraction for PC model. </text:p>
      <text:p text:style-name="P22">IR2_HardSphereStruct<text:tab/><text:tab/><text:tab/>this is Percus-Yevick model</text:p>
      <text:p text:style-name="P22">IR2_StickyHS_Struct<text:tab/><text:tab/><text:tab/>this is sticky hard spheres</text:p>
      <text:p text:style-name="P22">IR2_SquareWellStruct<text:tab/><text:tab/><text:tab/>this is Square well</text:p>
      <text:p text:style-name="P22">IR2_HayterPenfoldMSA<text:tab/><text:tab/><text:tab/>this is HayterPenfoldMSA</text:p>
      <text:p text:style-name="P22">IR2_InterPrecipitateSF<text:tab/><text:tab/><text:tab/>this is InterPrecipita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Times New Roman1" svg:font-family="'Times New Roman'"/>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paragraph-properties fo:margin="100%" fo:margin-left="0in" fo:margin-right="0in" fo:margin-top="0.1665in" fo:margin-bottom="0.0417in" fo:text-align="start" style:justify-single-word="false" fo:orphans="0" fo:widows="0" fo:text-indent="0in" style:auto-text-indent="false" fo:keep-with-next="always" style:vertical-align="auto"/>
      <style:text-properties fo:font-size="16pt" fo:language="en" fo:country="US" fo:font-weight="bold" style:letter-kerning="true" style:font-size-asian="16pt" style:language-asian="en" style:country-asian="US" style:font-weight-asian="bold" style:font-size-complex="16pt" style:language-complex="en" style:country-complex="US"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1665in" fo:margin-bottom="0.0417in" fo:text-align="start" style:justify-single-word="false" fo:orphans="0" fo:widows="0" fo:text-indent="0in" style:auto-text-indent="false" fo:keep-with-next="always" style:vertical-align="auto"/>
      <style:text-properties fo:font-size="14pt" fo:language="en" fo:country="US" fo:font-style="italic" fo:font-weight="bold" style:font-size-asian="14pt" style:language-asian="en" style:country-asian="US" style:font-style-asian="italic" style:font-weight-asian="bold" style:font-size-complex="14pt" style:language-complex="en" style:country-complex="US" style:font-style-complex="italic" style:font-weight-complex="bold"/>
    </style:style>
    <style:style style:name="Header" style:family="paragraph" style:parent-style-name="Standard" style:default-outline-level="" style:class="extra">
      <style:paragraph-properties fo:margin="100%" fo:margin-left="0in" fo:margin-right="0in" fo:margin-top="0in" fo:margin-bottom="0in" fo:text-align="start" style:justify-single-word="false" fo:orphans="0" fo:widows="0" fo:text-indent="0in" style:auto-text-indent="false" text:number-lines="false" text:line-number="0" style:vertical-align="auto">
        <style:tab-stops>
          <style:tab-stop style:position="3in" style:type="center"/>
          <style:tab-stop style:position="6in" style:type="right"/>
        </style:tab-stops>
      </style:paragraph-properties>
      <style:text-properties fo:font-size="10pt" fo:language="en" fo:country="US" style:font-size-asian="10pt" style:language-asian="en" style:country-asian="US" style:font-size-complex="10pt" style:language-complex="en" style:country-complex="US"/>
    </style:style>
    <style:style style:name="Footer" style:family="paragraph" style:parent-style-name="Standard" style:default-outline-level="" style:class="extra">
      <style:paragraph-properties fo:margin="100%" fo:margin-left="0in" fo:margin-right="0in" fo:margin-top="0in" fo:margin-bottom="0in" fo:text-align="start" style:justify-single-word="false" fo:orphans="0" fo:widows="0" fo:text-indent="0in" style:auto-text-indent="false" text:number-lines="false" text:line-number="0" style:vertical-align="auto">
        <style:tab-stops>
          <style:tab-stop style:position="3in" style:type="center"/>
          <style:tab-stop style:position="6in" style:type="right"/>
        </style:tab-stops>
      </style:paragraph-properties>
      <style:text-properties fo:font-size="10pt" fo:language="en" fo:country="US" style:font-size-asian="10pt" style:language-asian="en" style:country-asian="US" style:font-size-complex="10pt" style:language-complex="en" style:country-complex="U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text-align="start" style:justify-single-word="false" fo:orphans="0" fo:widows="0" fo:text-indent="0in" style:auto-text-indent="false" style:vertical-align="auto">
        <style:tab-stops>
          <style:tab-stop style:position="3.25in" style:type="center"/>
          <style:tab-stop style:position="6.4862in" style:type="right"/>
        </style:tab-stops>
      </style:paragraph-properties>
    </style:style>
    <style:style style:name="MP2" style:family="paragraph" style:parent-style-name="Footer">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fo:font-size="10pt" fo:language="en" fo:country="US" style:font-size-asian="10pt" style:language-asian="en" style:country-asian="US" style:font-size-complex="10pt" style:language-complex="en" style:country-complex="US"/>
    </style:style>
    <style:style style:name="MT1" style:family="text">
      <style:text-properties fo:font-size="10pt" fo:language="zxx" fo:country="none" style:font-size-asian="10pt" style:language-asian="zxx" style:country-asian="none" style:font-size-complex="10pt" style:language-complex="zxx" style:country-complex="none"/>
    </style:style>
    <style:style style:name="MT2" style:family="text">
      <style:text-properties fo:font-size="10pt" fo:language="en" fo:country="US" style:font-size-asian="10pt" style:language-asian="en" style:country-asian="US" style:font-size-complex="10pt" style:language-complex="en" style:country-complex="US"/>
    </style:style>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text:date style:data-style-name="N76" text:date-value="2012-04-19T12:45:04" text:fixed="true">April 19, 2012</text:date></text:span><text:span text:style-name="MT2"> <text:s text:c="7"/><text:tab/> Form Factors &amp; Structure factors included in Irena package ver 2.46<text:tab/></text:span></text:p>
      </style:header>
      <style:footer>
        <text:p text:style-name="MP2">Jan Ilavsky</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Ilavsky</meta:initial-creator>
    <meta:creation-date>2004-12-21T22:17:00</meta:creation-date>
    <dc:date>2012-11-28T18:49:25</dc:date>
    <meta:print-date>2009-12-07T04:31:00</meta:print-date>
    <meta:editing-cycles>35</meta:editing-cycles>
    <meta:editing-duration>PT33M35S</meta:editing-duration>
    <meta:generator>LibreOffice/3.5$MacOSX_x86 LibreOffice_project/165a79a-7059095-e13bb37-fef39a4-9503d18</meta:generator>
    <meta:document-statistic meta:table-count="0" meta:image-count="32" meta:object-count="1" meta:page-count="30" meta:paragraph-count="475" meta:word-count="3570" meta:character-count="26996" meta:non-whitespace-character-count="23203"/>
    <meta:user-defined meta:name="Company">APS, ANL</meta:user-defined>
    <meta:user-defined meta:name="Operator">Jan Ilavsky</meta:user-defined>
  </office:meta>
</office:document-meta>
</file>